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000000020000000204B249CA79A42C6D7.png" manifest:media-type="image/png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Pictures/TablePreview10.svm" manifest:media-type=""/>
  <manifest:file-entry manifest:full-path="Pictures/TablePreview11.svm" manifest:media-type=""/>
  <manifest:file-entry manifest:full-path="Pictures/TablePreview12.svm" manifest:media-type=""/>
  <manifest:file-entry manifest:full-path="Pictures/TablePreview13.svm" manifest:media-type=""/>
  <manifest:file-entry manifest:full-path="Pictures/TablePreview14.svm" manifest:media-type=""/>
  <manifest:file-entry manifest:full-path="Pictures/TablePreview15.svm" manifest:media-type=""/>
  <manifest:file-entry manifest:full-path="Pictures/TablePreview16.svm" manifest:media-type=""/>
  <manifest:file-entry manifest:full-path="Pictures/TablePreview17.svm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Microsoft YaHei1" svg:font-family="'Microsoft YaHei'" style:font-pitch="variable"/>
    <style:font-face style:name="Tahoma" svg:font-family="Tahoma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21cm"/>
    </style:style>
    <style:style style:name="gr2" style:family="graphic" style:parent-style-name="standard" style:list-style-name="L1">
      <style:graphic-properties draw:stroke="solid" svg:stroke-width="0cm" svg:stroke-color="#000000" draw:marker-start="StrokedTriangle" draw:marker-start-width="0.3cm" draw:marker-start-center="false" draw:marker-end="" draw:marker-end-width="0.3cm" draw:marker-end-center="false" draw:fill="solid" draw:fill-color="#99ccff" draw:textarea-horizontal-align="center" draw:textarea-vertical-align="bottom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 style:list-style-name="L1">
      <style:graphic-properties draw:stroke="solid" svg:stroke-width="0cm" svg:stroke-color="#000000" draw:marker-start="StrokedTriangle" draw:marker-start-width="0.3cm" draw:marker-start-center="false" draw:marker-end="" draw:marker-end-width="0.3cm" draw:marker-end-center="false" draw:fill="solid" draw:fill-color="#99ccff" draw:textarea-horizontal-align="center" draw:textarea-vertical-align="bottom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 style:list-style-name="L1">
      <style:graphic-properties draw:stroke="solid" svg:stroke-width="0cm" svg:stroke-color="#000000" draw:marker-start="StrokedTriangle" draw:marker-start-width="0.3cm" draw:marker-start-center="false" draw:marker-end="" draw:marker-end-width="0.3cm" draw:marker-end-center="false" draw:fill="solid" draw:fill-color="#99ccff" draw:textarea-horizontal-align="center" draw:textarea-vertical-align="bottom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 style:list-style-name="L1">
      <style:graphic-properties draw:stroke="solid" svg:stroke-width="0cm" svg:stroke-color="#000000" draw:marker-start="StrokedTriangle" draw:marker-start-width="0.3cm" draw:marker-start-center="false" draw:marker-end="" draw:marker-end-width="0.3cm" draw:marker-end-center="false" draw:fill="solid" draw:fill-color="#99ccff" draw:textarea-horizontal-align="center" draw:textarea-vertical-align="bottom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 style:list-style-name="L1">
      <style:graphic-properties draw:stroke="solid" svg:stroke-width="0cm" svg:stroke-color="#000000" draw:marker-start="StrokedTriangle" draw:marker-start-width="0.3cm" draw:marker-start-center="false" draw:marker-end="" draw:marker-end-width="0.3cm" draw:marker-end-center="false" draw:fill="solid" draw:fill-color="#99ccff" draw:textarea-horizontal-align="center" draw:textarea-vertical-align="bottom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 style:list-style-name="L1">
      <style:graphic-properties draw:stroke="solid" svg:stroke-width="0cm" svg:stroke-color="#000000" draw:marker-start="StrokedTriangle" draw:marker-start-width="0.3cm" draw:marker-start-center="false" draw:marker-end="" draw:marker-end-width="0.3cm" draw:marker-end-center="false" draw:fill="solid" draw:fill-color="#99ccff" draw:textarea-horizontal-align="center" draw:textarea-vertical-align="bottom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 style:list-style-name="L1">
      <style:graphic-properties draw:stroke="solid" svg:stroke-width="0cm" svg:stroke-color="#000000" draw:marker-start="StrokedTriangle" draw:marker-start-width="0.3cm" draw:marker-start-center="false" draw:marker-end="" draw:marker-end-width="0.3cm" draw:marker-end-center="false" draw:fill="solid" draw:fill-color="#99ccff" draw:textarea-horizontal-align="center" draw:textarea-vertical-align="bottom" fo:padding-top="0.125cm" fo:padding-bottom="0.125cm" fo:padding-left="0.25cm" fo:padding-right="0.25cm" draw:shadow="hidden" draw:shadow-offset-x="0.3cm" draw:shadow-offset-y="0.3cm" draw:shadow-color="#808080"/>
    </style:style>
    <style:style style:name="gr9" style:family="graphic" style:parent-style-name="standard" style:list-style-name="L1">
      <style:graphic-properties draw:stroke="solid" svg:stroke-width="0cm" svg:stroke-color="#000000" draw:marker-start="StrokedTriangle" draw:marker-start-width="0.3cm" draw:marker-start-center="false" draw:marker-end="" draw:marker-end-width="0.3cm" draw:marker-end-center="false" draw:fill="solid" draw:fill-color="#99ccff" draw:textarea-horizontal-align="center" draw:textarea-vertical-align="bottom" fo:padding-top="0.125cm" fo:padding-bottom="0.125cm" fo:padding-left="0.25cm" fo:padding-right="0.25cm" draw:shadow="hidden" draw:shadow-offset-x="0.3cm" draw:shadow-offset-y="0.3cm" draw:shadow-color="#808080"/>
    </style:style>
    <style:style style:name="gr10" style:family="graphic" style:parent-style-name="standard" style:list-style-name="L1">
      <style:graphic-properties draw:stroke="solid" svg:stroke-width="0cm" svg:stroke-color="#000000" draw:marker-start="StrokedTriangle" draw:marker-start-width="0.3cm" draw:marker-start-center="false" draw:marker-end="" draw:marker-end-width="0.3cm" draw:marker-end-center="false" draw:fill="solid" draw:fill-color="#99ccff" draw:textarea-horizontal-align="center" draw:textarea-vertical-align="bottom" fo:padding-top="0.125cm" fo:padding-bottom="0.125cm" fo:padding-left="0.25cm" fo:padding-right="0.25cm" draw:shadow="hidden" draw:shadow-offset-x="0.3cm" draw:shadow-offset-y="0.3cm" draw:shadow-color="#808080"/>
    </style:style>
    <style:style style:name="gr11" style:family="graphic" style:parent-style-name="SolidLine">
      <style:graphic-properties fo:min-height="1.371cm" fo:min-width="3.501cm"/>
    </style:style>
    <style:style style:name="gr12" style:family="graphic" style:parent-style-name="standard" style:list-style-name="L1">
      <style:graphic-properties draw:stroke="solid" svg:stroke-width="0cm" svg:stroke-color="#000000" draw:marker-start="FilledDiamond" draw:marker-start-width="0.3cm" draw:marker-start-center="false" draw:marker-end="" draw:marker-end-width="0.3cm" draw:marker-end-center="false" draw:fill="solid" draw:fill-color="#99ccff" draw:textarea-horizontal-align="center" draw:textarea-vertical-align="bottom" fo:padding-top="0.125cm" fo:padding-bottom="0.125cm" fo:padding-left="0.25cm" fo:padding-right="0.25cm" draw:shadow="hidden" draw:shadow-offset-x="0.3cm" draw:shadow-offset-y="0.3cm" draw:shadow-color="#808080"/>
    </style:style>
    <style:style style:name="gr13" style:family="graphic" style:parent-style-name="standard">
      <style:graphic-properties draw:stroke="none" svg:stroke-color="#000000" draw:fill="none" draw:fill-color="#ffffff" fo:min-height="0.444cm"/>
    </style:style>
    <style:style style:name="gr14" style:family="graphic" style:parent-style-name="standard">
      <style:graphic-properties draw:stroke="none" svg:stroke-color="#000000" draw:fill="none" draw:fill-color="#ffffff" fo:min-height="0.319cm"/>
    </style:style>
    <style:style style:name="gr15" style:family="graphic" style:parent-style-name="standard" style:list-style-name="L1">
      <style:graphic-properties draw:stroke="solid" svg:stroke-width="0cm" svg:stroke-color="#000000" draw:marker-start="FilledDiamond" draw:marker-start-width="0.3cm" draw:marker-start-center="false" draw:marker-end="" draw:marker-end-width="0.3cm" draw:marker-end-center="false" draw:fill="solid" draw:fill-color="#99ccff" draw:textarea-horizontal-align="center" draw:textarea-vertical-align="bottom" fo:padding-top="0.125cm" fo:padding-bottom="0.125cm" fo:padding-left="0.25cm" fo:padding-right="0.25cm" draw:shadow="hidden" draw:shadow-offset-x="0.3cm" draw:shadow-offset-y="0.3cm" draw:shadow-color="#808080"/>
    </style:style>
    <style:style style:name="gr16" style:family="graphic" style:parent-style-name="standard" style:list-style-name="L1">
      <style:graphic-properties draw:stroke="solid" svg:stroke-width="0cm" svg:stroke-color="#000000" draw:marker-start="FilledDiamond" draw:marker-start-width="0.3cm" draw:marker-start-center="false" draw:marker-end="" draw:marker-end-width="0.3cm" draw:marker-end-center="false" draw:fill="solid" draw:fill-color="#99ccff" draw:textarea-horizontal-align="center" draw:textarea-vertical-align="bottom" fo:padding-top="0.125cm" fo:padding-bottom="0.125cm" fo:padding-left="0.25cm" fo:padding-right="0.25cm" draw:shadow="hidden" draw:shadow-offset-x="0.3cm" draw:shadow-offset-y="0.3cm" draw:shadow-color="#808080"/>
    </style:style>
    <style:style style:name="gr17" style:family="graphic" style:parent-style-name="standard" style:list-style-name="L1">
      <style:graphic-properties draw:stroke="solid" svg:stroke-width="0cm" svg:stroke-color="#000000" draw:marker-start="FilledDiamond" draw:marker-start-width="0.3cm" draw:marker-start-center="false" draw:marker-end="" draw:marker-end-width="0.3cm" draw:marker-end-center="false" draw:fill="solid" draw:fill-color="#99ccff" draw:textarea-horizontal-align="center" draw:textarea-vertical-align="bottom" fo:padding-top="0.125cm" fo:padding-bottom="0.125cm" fo:padding-left="0.25cm" fo:padding-right="0.25cm" draw:shadow="hidden" draw:shadow-offset-x="0.3cm" draw:shadow-offset-y="0.3cm" draw:shadow-color="#808080"/>
    </style:style>
    <style:style style:name="gr18" style:family="graphic" style:parent-style-name="standard" style:list-style-name="L1">
      <style:graphic-properties draw:stroke="solid" svg:stroke-width="0cm" svg:stroke-color="#000000" draw:marker-start="FilledDiamond" draw:marker-start-width="0.3cm" draw:marker-start-center="false" draw:marker-end="" draw:marker-end-width="0.3cm" draw:marker-end-center="false" draw:fill="solid" draw:fill-color="#99ccff" draw:textarea-horizontal-align="center" draw:textarea-vertical-align="bottom" fo:padding-top="0.125cm" fo:padding-bottom="0.125cm" fo:padding-left="0.25cm" fo:padding-right="0.25cm" draw:shadow="hidden" draw:shadow-offset-x="0.3cm" draw:shadow-offset-y="0.3cm" draw:shadow-color="#808080"/>
    </style:style>
    <style:style style:name="gr19" style:family="graphic" style:parent-style-name="SolidLine">
      <style:graphic-properties fo:min-height="0.745cm" fo:min-width="2.344cm"/>
    </style:style>
    <style:style style:name="gr20" style:family="graphic" style:parent-style-name="standard" style:list-style-name="L1">
      <style:graphic-properties draw:stroke="solid" svg:stroke-width="0cm" svg:stroke-color="#000000" draw:marker-start="FilledDiamond" draw:marker-start-width="0.3cm" draw:marker-start-center="false" draw:marker-end="" draw:marker-end-width="0.3cm" draw:marker-end-center="false" draw:fill="solid" draw:fill-color="#99ccff" draw:textarea-horizontal-align="center" draw:textarea-vertical-align="bottom" fo:padding-top="0.125cm" fo:padding-bottom="0.125cm" fo:padding-left="0.25cm" fo:padding-right="0.25cm" draw:shadow="hidden" draw:shadow-offset-x="0.3cm" draw:shadow-offset-y="0.3cm" draw:shadow-color="#808080"/>
    </style:style>
    <style:style style:name="gr21" style:family="graphic" style:parent-style-name="standard" style:list-style-name="L1">
      <style:graphic-properties draw:stroke="solid" svg:stroke-width="0cm" svg:stroke-color="#000000" draw:marker-start="FilledDiamond" draw:marker-start-width="0.3cm" draw:marker-start-center="false" draw:marker-end="" draw:marker-end-width="0.3cm" draw:marker-end-center="false" draw:fill="solid" draw:fill-color="#99ccff" draw:textarea-horizontal-align="center" draw:textarea-vertical-align="bottom" fo:padding-top="0.125cm" fo:padding-bottom="0.125cm" fo:padding-left="0.25cm" fo:padding-right="0.25cm" draw:shadow="hidden" draw:shadow-offset-x="0.3cm" draw:shadow-offset-y="0.3cm" draw:shadow-color="#808080"/>
    </style:style>
    <style:style style:name="gr22" style:family="graphic" style:parent-style-name="SolidLine">
      <style:graphic-properties fo:min-height="0.745cm" fo:min-width="2.615cm"/>
    </style:style>
    <style:style style:name="gr23" style:family="graphic" style:parent-style-name="standard" style:list-style-name="L1">
      <style:graphic-properties draw:stroke="solid" svg:stroke-width="0cm" svg:stroke-color="#000000" draw:marker-start="FilledDiamond" draw:marker-start-width="0.3cm" draw:marker-start-center="false" draw:marker-end="" draw:marker-end-width="0.3cm" draw:marker-end-center="false" draw:fill="solid" draw:fill-color="#99ccff" draw:textarea-horizontal-align="center" draw:textarea-vertical-align="bottom" fo:padding-top="0.125cm" fo:padding-bottom="0.125cm" fo:padding-left="0.25cm" fo:padding-right="0.25cm" draw:shadow="hidden" draw:shadow-offset-x="0.3cm" draw:shadow-offset-y="0.3cm" draw:shadow-color="#808080"/>
    </style:style>
    <style:style style:name="gr24" style:family="graphic" style:parent-style-name="standard" style:list-style-name="L1">
      <style:graphic-properties draw:stroke="solid" svg:stroke-width="0cm" svg:stroke-color="#000000" draw:marker-start="FilledDiamond" draw:marker-start-width="0.3cm" draw:marker-start-center="false" draw:marker-end="" draw:marker-end-width="0.3cm" draw:marker-end-center="false" draw:fill="solid" draw:fill-color="#99ccff" draw:textarea-horizontal-align="center" draw:textarea-vertical-align="bottom" fo:padding-top="0.125cm" fo:padding-bottom="0.125cm" fo:padding-left="0.25cm" fo:padding-right="0.25cm" draw:shadow="hidden" draw:shadow-offset-x="0.3cm" draw:shadow-offset-y="0.3cm" draw:shadow-color="#808080"/>
    </style:style>
    <style:style style:name="gr25" style:family="graphic" style:parent-style-name="standard" style:list-style-name="L1">
      <style:graphic-properties draw:stroke="solid" svg:stroke-width="0cm" svg:stroke-color="#000000" draw:marker-start="FilledDiamond" draw:marker-start-width="0.3cm" draw:marker-start-center="false" draw:marker-end="" draw:marker-end-width="0.3cm" draw:marker-end-center="false" draw:fill="solid" draw:fill-color="#99ccff" draw:textarea-horizontal-align="center" draw:textarea-vertical-align="bottom" fo:padding-top="0.125cm" fo:padding-bottom="0.125cm" fo:padding-left="0.25cm" fo:padding-right="0.25cm" draw:shadow="hidden" draw:shadow-offset-x="0.3cm" draw:shadow-offset-y="0.3cm" draw:shadow-color="#808080"/>
    </style:style>
    <style:style style:name="gr26" style:family="graphic" style:parent-style-name="standard">
      <style:graphic-properties draw:stroke="none" svg:stroke-color="#000000" draw:fill="none" draw:fill-color="#ffffff" fo:min-height="0.637cm"/>
    </style:style>
    <style:style style:name="gr27" style:family="graphic" style:parent-style-name="standard" style:list-style-name="L1">
      <style:graphic-properties draw:stroke="solid" svg:stroke-width="0cm" svg:stroke-color="#000000" draw:marker-start="FilledDiamond" draw:marker-start-width="0.3cm" draw:marker-start-center="false" draw:marker-end="" draw:marker-end-width="0.3cm" draw:marker-end-center="false" draw:fill="solid" draw:fill-color="#99ccff" draw:textarea-horizontal-align="center" draw:textarea-vertical-align="bottom" fo:padding-top="0.125cm" fo:padding-bottom="0.125cm" fo:padding-left="0.25cm" fo:padding-right="0.25cm" draw:shadow="hidden" draw:shadow-offset-x="0.3cm" draw:shadow-offset-y="0.3cm" draw:shadow-color="#808080"/>
    </style:style>
    <style:style style:name="gr28" style:family="graphic" style:parent-style-name="standard" style:list-style-name="L1">
      <style:graphic-properties draw:stroke="solid" svg:stroke-width="0cm" svg:stroke-color="#000000" draw:marker-start="StrokedTriangle" draw:marker-start-width="0.3cm" draw:marker-start-center="false" draw:marker-end="" draw:marker-end-width="0.3cm" draw:marker-end-center="false" draw:fill="solid" draw:fill-color="#99ccff" draw:textarea-horizontal-align="center" draw:textarea-vertical-align="bottom" fo:padding-top="0.125cm" fo:padding-bottom="0.125cm" fo:padding-left="0.25cm" fo:padding-right="0.25cm" draw:shadow="hidden" draw:shadow-offset-x="0.3cm" draw:shadow-offset-y="0.3cm" draw:shadow-color="#808080"/>
    </style:style>
    <style:style style:name="gr29" style:family="graphic" style:parent-style-name="standard" style:list-style-name="L1">
      <style:graphic-properties draw:stroke="solid" svg:stroke-width="0cm" svg:stroke-color="#000000" draw:marker-start="StrokedTriangle" draw:marker-start-width="0.3cm" draw:marker-start-center="false" draw:marker-end="" draw:marker-end-width="0.3cm" draw:marker-end-center="false" draw:fill="solid" draw:fill-color="#99ccff" draw:textarea-horizontal-align="center" draw:textarea-vertical-align="bottom" fo:padding-top="0.125cm" fo:padding-bottom="0.125cm" fo:padding-left="0.25cm" fo:padding-right="0.25cm" draw:shadow="hidden" draw:shadow-offset-x="0.3cm" draw:shadow-offset-y="0.3cm" draw:shadow-color="#808080"/>
    </style:style>
    <style:style style:name="gr30" style:family="graphic" style:parent-style-name="standard" style:list-style-name="L1">
      <style:graphic-properties draw:stroke="solid" svg:stroke-width="0cm" svg:stroke-color="#000000" draw:marker-start="StrokedTriangle" draw:marker-start-width="0.3cm" draw:marker-start-center="false" draw:marker-end="" draw:marker-end-width="0.3cm" draw:marker-end-center="false" draw:fill="solid" draw:fill-color="#99ccff" draw:textarea-horizontal-align="center" draw:textarea-vertical-align="bottom" fo:padding-top="0.125cm" fo:padding-bottom="0.125cm" fo:padding-left="0.25cm" fo:padding-right="0.25cm" draw:shadow="hidden" draw:shadow-offset-x="0.3cm" draw:shadow-offset-y="0.3cm" draw:shadow-color="#808080"/>
    </style:style>
    <style:style style:name="gr31" style:family="graphic" style:parent-style-name="standard" style:list-style-name="L1">
      <style:graphic-properties draw:stroke="solid" svg:stroke-width="0cm" svg:stroke-color="#000000" draw:marker-start="Arrow" draw:marker-start-width="0.3cm" draw:marker-start-center="false" draw:marker-end="" draw:marker-end-width="0.3cm" draw:marker-end-center="false" draw:fill="solid" draw:fill-color="#99ccff" draw:textarea-horizontal-align="center" draw:textarea-vertical-align="bottom" fo:padding-top="0.125cm" fo:padding-bottom="0.125cm" fo:padding-left="0.25cm" fo:padding-right="0.25cm" draw:shadow="hidden" draw:shadow-offset-x="0.3cm" draw:shadow-offset-y="0.3cm" draw:shadow-color="#808080"/>
    </style:style>
    <style:style style:name="gr32" style:family="graphic" style:parent-style-name="standard" style:list-style-name="L1">
      <style:graphic-properties draw:stroke="solid" svg:stroke-width="0cm" svg:stroke-color="#000000" draw:marker-start="Arrow" draw:marker-start-width="0.3cm" draw:marker-start-center="false" draw:marker-end="" draw:marker-end-width="0.3cm" draw:marker-end-center="false" draw:fill="solid" draw:fill-color="#99ccff" draw:textarea-horizontal-align="center" draw:textarea-vertical-align="bottom" fo:padding-top="0.125cm" fo:padding-bottom="0.125cm" fo:padding-left="0.25cm" fo:padding-right="0.25cm" draw:shadow="hidden" draw:shadow-offset-x="0.3cm" draw:shadow-offset-y="0.3cm" draw:shadow-color="#808080"/>
    </style:style>
    <style:style style:name="gr33" style:family="graphic" style:parent-style-name="standard">
      <style:graphic-properties draw:stroke="dash" draw:stroke-dash="UML_20_Dash" svg:stroke-width="0cm" svg:stroke-color="#000000" draw:fill="none" draw:textarea-horizontal-align="center" draw:textarea-vertical-align="middle" fo:min-height="0cm" fo:min-width="0cm"/>
    </style:style>
    <style:style style:name="gr34" style:family="graphic" style:parent-style-name="BlackWhite">
      <style:graphic-properties fo:min-height="0cm" fo:min-width="0cm"/>
    </style:style>
    <style:style style:name="gr35" style:family="graphic" style:parent-style-name="text">
      <style:graphic-properties fo:min-height="0.319cm"/>
    </style:style>
    <style:style style:name="gr36" style:family="graphic" style:parent-style-name="standard">
      <style:graphic-properties draw:marker-start="StrokedCircle" draw:textarea-horizontal-align="center" draw:textarea-vertical-align="bottom"/>
    </style:style>
    <style:style style:name="gr37" style:family="graphic" style:parent-style-name="standard">
      <style:graphic-properties draw:marker-start="StrokedDiamond" draw:textarea-horizontal-align="center" draw:textarea-vertical-align="bottom"/>
    </style:style>
    <style:style style:name="gr38" style:family="graphic" style:parent-style-name="standard">
      <style:graphic-properties draw:marker-start="Arrow" draw:textarea-horizontal-align="center" draw:textarea-vertical-align="bottom"/>
    </style:style>
    <style:style style:name="gr39" style:family="graphic" style:parent-style-name="standard">
      <style:graphic-properties draw:marker-start="FilledDiamond" draw:textarea-horizontal-align="center" draw:textarea-vertical-align="bottom"/>
    </style:style>
    <style:style style:name="gr40" style:family="graphic" style:parent-style-name="standard">
      <style:graphic-properties draw:stroke="dash" draw:stroke-dash="UML_20_Dash" draw:marker-start="Arrow" draw:textarea-horizontal-align="center" draw:textarea-vertical-align="bottom"/>
    </style:style>
    <style:style style:name="gr41" style:family="graphic" style:parent-style-name="standard">
      <style:graphic-properties draw:marker-start="StrokedTriangle" draw:textarea-horizontal-align="center" draw:textarea-vertical-align="bottom"/>
    </style:style>
    <style:style style:name="gr42" style:family="graphic" style:parent-style-name="standard">
      <style:graphic-properties draw:stroke="dash" draw:stroke-dash="UML_20_Dash" draw:marker-start="StrokedTriangle" draw:textarea-horizontal-align="center" draw:textarea-vertical-align="bottom"/>
    </style:style>
    <style:style style:name="gr43" style:family="graphic" style:parent-style-name="standard">
      <style:graphic-properties draw:marker-start="StrokedHalfCircle" draw:textarea-horizontal-align="center" draw:textarea-vertical-align="bottom"/>
    </style:style>
    <style:style style:name="gr44" style:family="graphic" style:parent-style-name="standard">
      <style:graphic-properties draw:stroke="dash" draw:stroke-dash="UML_20_Dash" svg:stroke-width="0cm" svg:stroke-color="#000000" draw:fill="none" draw:textarea-horizontal-align="center" draw:textarea-vertical-align="middle"/>
    </style:style>
    <style:style style:name="co1" style:family="table-column">
      <style:table-column-properties style:column-width="9.59cm" style:use-optimal-column-width="false"/>
    </style:style>
    <style:style style:name="co2" style:family="table-column">
      <style:table-column-properties style:column-width="5.822cm" style:use-optimal-column-width="false"/>
    </style:style>
    <style:style style:name="co3" style:family="table-column">
      <style:table-column-properties style:column-width="8.332cm" style:use-optimal-column-width="false"/>
    </style:style>
    <style:style style:name="co4" style:family="table-column">
      <style:table-column-properties style:column-width="4.743cm" style:use-optimal-column-width="false"/>
    </style:style>
    <style:style style:name="co5" style:family="table-column">
      <style:table-column-properties style:column-width="5.818cm" style:use-optimal-column-width="false"/>
    </style:style>
    <style:style style:name="co6" style:family="table-column">
      <style:table-column-properties style:column-width="9.615cm" style:use-optimal-column-width="false"/>
    </style:style>
    <style:style style:name="co7" style:family="table-column">
      <style:table-column-properties style:column-width="8.311cm" style:use-optimal-column-width="false"/>
    </style:style>
    <style:style style:name="co8" style:family="table-column">
      <style:table-column-properties style:column-width="8.05cm" style:use-optimal-column-width="false"/>
    </style:style>
    <style:style style:name="co9" style:family="table-column">
      <style:table-column-properties style:column-width="4.946cm" style:use-optimal-column-width="false"/>
    </style:style>
    <style:style style:name="co10" style:family="table-column">
      <style:table-column-properties style:column-width="5.232cm" style:use-optimal-column-width="false"/>
    </style:style>
    <style:style style:name="co11" style:family="table-column">
      <style:table-column-properties style:column-width="4.59cm" style:use-optimal-column-width="false"/>
    </style:style>
    <style:style style:name="co12" style:family="table-column">
      <style:table-column-properties style:column-width="4.698cm" style:use-optimal-column-width="false"/>
    </style:style>
    <style:style style:name="co13" style:family="table-column">
      <style:table-column-properties style:column-width="4.948cm" style:use-optimal-column-width="false"/>
    </style:style>
    <style:style style:name="co14" style:family="table-column">
      <style:table-column-properties style:column-width="4.912cm" style:use-optimal-column-width="false"/>
    </style:style>
    <style:style style:name="ro1" style:family="table-row">
      <style:table-row-properties style:row-height="0.86cm"/>
    </style:style>
    <style:style style:name="ro2" style:family="table-row">
      <style:table-row-properties style:row-height="2.8cm"/>
    </style:style>
    <style:style style:name="ro3" style:family="table-row">
      <style:table-row-properties style:row-height="1.881cm"/>
    </style:style>
    <style:style style:name="ro4" style:family="table-row">
      <style:table-row-properties style:row-height="0.849cm"/>
    </style:style>
    <style:style style:name="ro5" style:family="table-row">
      <style:table-row-properties style:row-height="1.556cm"/>
    </style:style>
    <style:style style:name="ro6" style:family="table-row">
      <style:table-row-properties style:row-height="1.557cm"/>
    </style:style>
    <style:style style:name="ro7" style:family="table-row">
      <style:table-row-properties style:row-height="1.125cm"/>
    </style:style>
    <style:style style:name="ro8" style:family="table-row">
      <style:table-row-properties style:row-height="1.218cm"/>
    </style:style>
    <style:style style:name="ro9" style:family="table-row">
      <style:table-row-properties style:row-height="0.816cm"/>
    </style:style>
    <style:style style:name="ro10" style:family="table-row">
      <style:table-row-properties style:row-height="0.957cm"/>
    </style:style>
    <style:style style:name="ro11" style:family="table-row">
      <style:table-row-properties style:row-height="0.716cm"/>
    </style:style>
    <style:style style:name="ro12" style:family="table-row">
      <style:table-row-properties style:row-height="-1.926cm"/>
    </style:style>
    <style:style style:name="ro13" style:family="table-row">
      <style:table-row-properties style:row-height="1.902cm"/>
    </style:style>
    <style:style style:name="ro14" style:family="table-row">
      <style:table-row-properties style:row-height="1.276cm"/>
    </style:style>
    <style:style style:name="ro15" style:family="table-row">
      <style:table-row-properties style:row-height="1.271cm"/>
    </style:style>
    <style:style style:name="ro16" style:family="table-row">
      <style:table-row-properties style:row-height="0.644cm"/>
    </style:style>
    <style:style style:name="ro17" style:family="table-row">
      <style:table-row-properties style:row-height="0.944cm"/>
    </style:style>
    <style:style style:name="ro18" style:family="table-row">
      <style:table-row-properties style:row-height="0.769cm"/>
    </style:style>
    <style:style style:name="ce1" style:family="table-cell">
      <style:paragraph-properties fo:text-align="center" fo:border="0.03pt solid #000000"/>
      <style:text-properties fo:font-weight="bold" style:font-weight-asian="bold" style:font-weight-complex="bold"/>
    </style:style>
    <style:style style:name="ce2" style:family="table-cell">
      <style:paragraph-properties fo:border="0.03pt solid #000000"/>
      <style:text-properties fo:font-size="11pt" style:font-size-asian="11pt" style:font-size-complex="11pt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style:text-properties fo:font-size="11pt" style:font-size-asian="11pt" style:font-size-complex="11pt"/>
    </style:style>
    <style:style style:name="P4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FreeSans" fo:font-size="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align="center" fo:text-indent="0cm"/>
      <style:text-properties style:text-underline-style="solid" style:text-underline-width="auto" style:text-underline-color="font-color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center"/>
      <style:text-properties style:text-underline-style="solid" style:text-underline-width="auto" style:text-underline-color="font-color"/>
    </style:style>
    <style:style style:name="P9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P10" style:family="paragraph">
      <loext:graphic-properties draw:fill="none"/>
      <style:paragraph-properties fo:margin-left="0cm" fo:margin-right="0cm" fo:text-align="center" fo:text-indent="0cm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?">
        <style:list-level-properties/>
        <style:text-properties fo:font-family="StarSymbol" style:use-window-font-color="true" fo:font-size="45%"/>
      </text:list-level-style-bullet>
      <text:list-level-style-bullet text:level="2" text:bullet-char="?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?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?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?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?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?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?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?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?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layer="layout" svg:width="9.577cm" svg:height="0.971cm" svg:x="6.001cm" svg:y="0.868cm">
          <draw:text-box>
            <text:p text:style-name="P1">Class Diagram (Full)</text:p>
          </draw:text-box>
        </draw:frame>
        <draw:frame draw:style-name="standard" draw:layer="layout" svg:width="9.589cm" svg:height="5.701cm" svg:x="1.026cm" svg:y="1.782cm">
          <table:table table:template-name="bw">
            <table:table-column table:style-name="co1"/>
            <table:table-row table:style-name="ro1">
              <table:table-cell table:style-name="ce1">
                <text:p text:style-name="P1"><text:span text:style-name="T1">ATM</text:span></text:p>
              </table:table-cell>
            </table:table-row>
            <table:table-row table:style-name="ro2">
              <table:table-cell table:style-name="ce2">
                <text:p text:style-name="P3"><text:span text:style-name="T2">root : tk.Tk</text:span></text:p>
                <text:p text:style-name="P3"><text:span text:style-name="T2">frame : frame</text:span></text:p>
                <text:p text:style-name="P3"><text:span text:style-name="T2">screen : ATMScreen</text:span></text:p>
                <text:p text:style-name="P3"><text:span text:style-name="T2">keypad : ATMKeypad</text:span></text:p>
                <text:p text:style-name="P3"><text:span text:style-name="T2">deposit_slot : ATMDepositSlot</text:span></text:p>
                <text:p text:style-name="P3"><text:span text:style-name="T2">cash_despenser : ATMCashDispenser</text:span></text:p>
              </table:table-cell>
            </table:table-row>
            <table:table-row table:style-name="ro3">
              <table:table-cell table:style-name="ce2">
                <text:p text:style-name="P3"><text:span text:style-name="T2">conduct_transaction(transaction_type,**kwargs)</text:span></text:p>
                <text:p text:style-name="P3"><text:span text:style-name="T2">validate_customer(account_num,password) : boolean</text:span></text:p>
                <text:p text:style-name="P3"><text:span text:style-name="T2"/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5.821cm" svg:height="3.961cm" svg:x="1.287cm" svg:y="12.21cm">
          <table:table table:template-name="bw">
            <table:table-column table:style-name="co2"/>
            <table:table-row table:style-name="ro4">
              <table:table-cell table:style-name="ce1">
                <text:p text:style-name="P1"><text:span text:style-name="T1">ATMScreen</text:span></text:p>
              </table:table-cell>
            </table:table-row>
            <table:table-row table:style-name="ro5">
              <table:table-cell table:style-name="ce2">
                <text:p text:style-name="P3"><text:span text:style-name="T2">frame_dict : dict</text:span></text:p>
                <text:p text:style-name="P3"><text:span text:style-name="T2">current_frame : frame</text:span></text:p>
              </table:table-cell>
            </table:table-row>
            <table:table-row table:style-name="ro6">
              <table:table-cell table:style-name="ce2">
                <text:p text:style-name="P3"><text:span text:style-name="T2">raise_frame(frame)</text:span></text:p>
                <text:p text:style-name="P3"><text:span text:style-name="T2"/></text:p>
                <text:p text:style-name="P3"><text:span text:style-name="T2"/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8.331cm" svg:height="3.53cm" svg:x="1.104cm" svg:y="7.661cm">
          <table:table table:template-name="bw">
            <table:table-column table:style-name="co3"/>
            <table:table-row table:style-name="ro4">
              <table:table-cell table:style-name="ce1">
                <text:p text:style-name="P1"><text:span text:style-name="T1">ATMKeypad</text:span></text:p>
              </table:table-cell>
            </table:table-row>
            <table:table-row table:style-name="ro7">
              <table:table-cell table:style-name="ce2">
                <text:p text:style-name="P3"><text:span text:style-name="T2">num_button_dict : dict</text:span></text:p>
                <text:p text:style-name="P3"><text:span text:style-name="T2">enter_button : button</text:span></text:p>
              </table:table-cell>
            </table:table-row>
            <table:table-row table:style-name="ro6">
              <table:table-cell table:style-name="ce2">
                <text:p text:style-name="P3"><text:span text:style-name="T2">enter_input(transaction_type,input_value)</text:span></text:p>
                <text:p text:style-name="P3"><text:span text:style-name="T2">validate_customer(account_num,password) : boolean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4.742cm" svg:height="3.191cm" svg:x="9.679cm" svg:y="7.84cm">
          <table:table table:template-name="bw">
            <table:table-column table:style-name="co4"/>
            <table:table-row table:style-name="ro4">
              <table:table-cell table:style-name="ce1">
                <text:p text:style-name="P1"><text:span text:style-name="T1">ATMDepositSlot</text:span></text:p>
              </table:table-cell>
            </table:table-row>
            <table:table-row table:style-name="ro8">
              <table:table-cell table:style-name="ce2">
                <text:p text:style-name="P3"><text:span text:style-name="T2">envelope_counter : int</text:span></text:p>
                <text:p text:style-name="P3"><text:span text:style-name="T2">money_tracker : double</text:span></text:p>
              </table:table-cell>
            </table:table-row>
            <table:table-row table:style-name="ro9">
              <table:table-cell table:style-name="ce2">
                <text:p text:style-name="P3"><text:span text:style-name="T2">accept_deposit(account_num,amount) : string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5.817cm" svg:height="4.658cm" svg:x="14.739cm" svg:y="7.878cm">
          <table:table table:template-name="bw">
            <table:table-column table:style-name="co5"/>
            <table:table-row table:style-name="ro4">
              <table:table-cell table:style-name="ce1">
                <text:p text:style-name="P1"><text:span text:style-name="T1">ATMCashDispenser</text:span></text:p>
              </table:table-cell>
            </table:table-row>
            <table:table-row table:style-name="ro10">
              <table:table-cell table:style-name="ce2">
                <text:p text:style-name="P3"><text:span text:style-name="T2">atm_balance : double</text:span></text:p>
              </table:table-cell>
            </table:table-row>
            <table:table-row table:style-name="ro11">
              <table:table-cell table:style-name="ce2">
                <text:p text:style-name="P3"><text:span text:style-name="T2">get_atm_balance() : int</text:span></text:p>
                <text:p text:style-name="P3"><text:span text:style-name="T2">verify_dispense_amount(account_num,dispense_amount) : boolean</text:span></text:p>
                <text:p text:style-name="P3"><text:span text:style-name="T2">dispense_amount(account,dispense_amount) : string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9.614cm" svg:height="5.603cm" svg:x="11.01cm" svg:y="1.859cm">
          <table:table table:template-name="bw">
            <table:table-column table:style-name="co6"/>
            <table:table-row table:style-name="ro12">
              <table:table-cell table:style-name="ce1">
                <text:p text:style-name="P1"><text:span text:style-name="T1">BankDatabase</text:span></text:p>
              </table:table-cell>
            </table:table-row>
            <table:table-row table:style-name="ro13">
              <table:table-cell table:style-name="ce2">
                <text:p text:style-name="P3"><text:span text:style-name="T2">account_db : pd.DataFrame</text:span></text:p>
                <text:p text:style-name="P3"><text:span text:style-name="T2"/></text:p>
              </table:table-cell>
            </table:table-row>
            <table:table-row table:style-name="ro14">
              <table:table-cell table:style-name="ce2">
                <text:p text:style-name="P3"><text:span text:style-name="T2">verify_account(account_num,password) : boolean</text:span></text:p>
                <text:p text:style-name="P3"><text:span text:style-name="T2">get_account_balance(account_num) : double</text:span></text:p>
                <text:p text:style-name="P3"><text:span text:style-name="T2">verify_withdrawal_amount(account_num,amount) : boolean</text:span></text:p>
                <text:p text:style-name="P3"><text:span text:style-name="T2">withdraw_amount(account_num,amount)</text:span></text:p>
                <text:p text:style-name="P3"><text:span text:style-name="T2"/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xml:id="id2" draw:id="id2" draw:layer="layout" svg:width="8.31cm" svg:height="5.258cm" svg:x="-9.44cm" svg:y="18.85cm">
          <table:table table:template-name="bw">
            <table:table-column table:style-name="co7"/>
            <table:table-row table:style-name="ro4">
              <table:table-cell table:style-name="ce1">
                <text:p text:style-name="P1"><text:span text:style-name="T1">TransactionFrame</text:span></text:p>
              </table:table-cell>
            </table:table-row>
            <table:table-row table:style-name="ro6">
              <table:table-cell table:style-name="ce2">
                <text:p><text:span text:style-name="T2">text_label : label</text:span></text:p>
                <text:p><text:span text:style-name="T2">prompt_text : label</text:span></text:p>
                <text:p><text:span text:style-name="T2">prompt_entry : entry</text:span></text:p>
                <text:p><text:span text:style-name="T2">return_label : label</text:span></text:p>
                <text:p><text:span text:style-name="T2">transaction_type : Transaction</text:span></text:p>
              </table:table-cell>
            </table:table-row>
            <table:table-row table:style-name="ro15">
              <table:table-cell table:style-name="ce2">
                <text:p text:style-name="P3"><text:span text:style-name="T2">process_input()</text:span></text:p>
                <text:p text:style-name="P3"><text:span text:style-name="T2">pass_transaction_info(transaction)</text:span></text:p>
                <text:p text:style-name="P3"><text:span text:style-name="T2">display_entry()</text:span></text:p>
                <text:p text:style-name="P3"><text:span text:style-name="T2">return_to_main()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xml:id="id5" draw:id="id5" draw:layer="layout" svg:width="8.049cm" svg:height="5.258cm" svg:x="0.069cm" svg:y="22.259cm">
          <table:table table:template-name="bw">
            <table:table-column table:style-name="co8"/>
            <table:table-row table:style-name="ro4">
              <table:table-cell table:style-name="ce1">
                <text:p text:style-name="P1"><text:span text:style-name="T1">ViewBalanceFrame</text:span></text:p>
              </table:table-cell>
            </table:table-row>
            <table:table-row table:style-name="ro6">
              <table:table-cell table:style-name="ce2">
                <text:p text:style-name="P3"><text:span text:style-name="T2">text_label : label</text:span></text:p>
                <text:p text:style-name="P3"><text:span text:style-name="T2">prompt_text : label</text:span></text:p>
                <text:p text:style-name="P3"><text:span text:style-name="T2">prompt_entry : entry</text:span></text:p>
                <text:p text:style-name="P3"><text:span text:style-name="T2">return_label : label</text:span></text:p>
                <text:p text:style-name="P3"><text:span text:style-name="T2">transaction_type : Transaction</text:span></text:p>
              </table:table-cell>
            </table:table-row>
            <table:table-row table:style-name="ro15">
              <table:table-cell table:style-name="ce2">
                <text:p text:style-name="P3"><text:span text:style-name="T2">process_input()</text:span></text:p>
                <text:p text:style-name="P3"><text:span text:style-name="T2">pass_transaction_info(transaction)</text:span></text:p>
                <text:p text:style-name="P3"><text:span text:style-name="T2">display_entry()</text:span></text:p>
                <text:p text:style-name="P3"><text:span text:style-name="T2">return_to_main()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xml:id="id6" draw:id="id6" draw:layer="layout" svg:width="8.049cm" svg:height="5.258cm" svg:x="8.167cm" svg:y="22.224cm">
          <table:table table:template-name="bw">
            <table:table-column table:style-name="co8"/>
            <table:table-row table:style-name="ro4">
              <table:table-cell table:style-name="ce1">
                <text:p text:style-name="P1"><text:span text:style-name="T1">WithdrawalFrame</text:span></text:p>
              </table:table-cell>
            </table:table-row>
            <table:table-row table:style-name="ro6">
              <table:table-cell table:style-name="ce2">
                <text:p text:style-name="P3"><text:span text:style-name="T2">text_label : label</text:span></text:p>
                <text:p text:style-name="P3"><text:span text:style-name="T2">prompt_text : label</text:span></text:p>
                <text:p text:style-name="P3"><text:span text:style-name="T2">prompt_entry : entry</text:span></text:p>
                <text:p text:style-name="P3"><text:span text:style-name="T2">return_label : label</text:span></text:p>
                <text:p text:style-name="P3"><text:span text:style-name="T2">transaction_type : Transaction</text:span></text:p>
              </table:table-cell>
            </table:table-row>
            <table:table-row table:style-name="ro15">
              <table:table-cell table:style-name="ce2">
                <text:p text:style-name="P3"><text:span text:style-name="T2">process_input()</text:span></text:p>
                <text:p text:style-name="P3"><text:span text:style-name="T2">pass_transaction_info(transaction)</text:span></text:p>
                <text:p text:style-name="P3"><text:span text:style-name="T2">display_entry()</text:span></text:p>
                <text:p text:style-name="P3"><text:span text:style-name="T2">return_to_main()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xml:id="id7" draw:id="id7" draw:layer="layout" svg:width="8.049cm" svg:height="5.258cm" svg:x="16.399cm" svg:y="22.153cm">
          <table:table table:template-name="bw">
            <table:table-column table:style-name="co8"/>
            <table:table-row table:style-name="ro4">
              <table:table-cell table:style-name="ce1">
                <text:p text:style-name="P1"><text:span text:style-name="T1">DepositFrame</text:span></text:p>
              </table:table-cell>
            </table:table-row>
            <table:table-row table:style-name="ro6">
              <table:table-cell table:style-name="ce2">
                <text:p text:style-name="P3"><text:span text:style-name="T2">text_label : label</text:span></text:p>
                <text:p text:style-name="P3"><text:span text:style-name="T2">prompt_text : label</text:span></text:p>
                <text:p text:style-name="P3"><text:span text:style-name="T2">prompt_entry : entry</text:span></text:p>
                <text:p text:style-name="P3"><text:span text:style-name="T2">return_label : label</text:span></text:p>
                <text:p text:style-name="P3"><text:span text:style-name="T2">transaction_type : Transaction</text:span></text:p>
              </table:table-cell>
            </table:table-row>
            <table:table-row table:style-name="ro15">
              <table:table-cell table:style-name="ce2">
                <text:p text:style-name="P3"><text:span text:style-name="T2">process_input()</text:span></text:p>
                <text:p text:style-name="P3"><text:span text:style-name="T2">pass_transaction_info(transaction)</text:span></text:p>
                <text:p text:style-name="P3"><text:span text:style-name="T2">display_entry()</text:span></text:p>
                <text:p text:style-name="P3"><text:span text:style-name="T2">return_to_main()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xml:id="id3" draw:id="id3" draw:layer="layout" svg:width="4.945cm" svg:height="4.826cm" svg:x="5.452cm" svg:y="16.593cm">
          <table:table table:template-name="bw">
            <table:table-column table:style-name="co9"/>
            <table:table-row table:style-name="ro4">
              <table:table-cell table:style-name="ce1">
                <text:p text:style-name="P1"><text:span text:style-name="T1">MenuFrame</text:span></text:p>
              </table:table-cell>
            </table:table-row>
            <table:table-row table:style-name="ro6">
              <table:table-cell table:style-name="ce2">
                <text:p text:style-name="P3"><text:span text:style-name="T2">title_label : label</text:span></text:p>
                <text:p text:style-name="P3"><text:span text:style-name="T2">options_label : label</text:span></text:p>
                <text:p text:style-name="P3"><text:span text:style-name="T2">prompt_label : label</text:span></text:p>
                <text:p text:style-name="P3"><text:span text:style-name="T2">prompt_entry : entry</text:span></text:p>
                <text:p text:style-name="P3"><text:span text:style-name="T2">options_dict : dict</text:span></text:p>
              </table:table-cell>
            </table:table-row>
            <table:table-row table:style-name="ro15">
              <table:table-cell table:style-name="ce2">
                <text:p text:style-name="P3"><text:span text:style-name="T2">display_entry()</text:span></text:p>
                <text:p text:style-name="P3"><text:span text:style-name="T2">process_input()</text:span></text:p>
                <text:p text:style-name="P3"><text:span text:style-name="T2">return_to_main()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xml:id="id1" draw:id="id1" draw:layer="layout" svg:width="5.231cm" svg:height="4.826cm" svg:x="0cm" svg:y="16.558cm">
          <table:table table:template-name="bw">
            <table:table-column table:style-name="co10"/>
            <table:table-row table:style-name="ro4">
              <table:table-cell table:style-name="ce1">
                <text:p text:style-name="P1"><text:span text:style-name="T1">GeneralFrame</text:span></text:p>
              </table:table-cell>
            </table:table-row>
            <table:table-row table:style-name="ro6">
              <table:table-cell table:style-name="ce2">
                <text:p text:style-name="P3"><text:span text:style-name="T2">title_label : label</text:span></text:p>
                <text:p text:style-name="P3"><text:span text:style-name="T2">options_label : label</text:span></text:p>
                <text:p text:style-name="P3"><text:span text:style-name="T2">prompt_label : label</text:span></text:p>
                <text:p text:style-name="P3"><text:span text:style-name="T2">prompt_entry : entry</text:span></text:p>
                <text:p text:style-name="P3"><text:span text:style-name="T2">options_dict : dict</text:span></text:p>
              </table:table-cell>
            </table:table-row>
            <table:table-row table:style-name="ro15">
              <table:table-cell table:style-name="ce2">
                <text:p text:style-name="P3"><text:span text:style-name="T2">display_entry()</text:span></text:p>
                <text:p text:style-name="P3"><text:span text:style-name="T2">process_input()</text:span></text:p>
                <text:p text:style-name="P3"><text:span text:style-name="T2">return_to_main()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standard" xml:id="id4" draw:id="id4" draw:layer="layout" svg:width="4.945cm" svg:height="4.826cm" svg:x="11.02cm" svg:y="16.529cm">
          <table:table table:template-name="bw">
            <table:table-column table:style-name="co9"/>
            <table:table-row table:style-name="ro4">
              <table:table-cell table:style-name="ce1">
                <text:p text:style-name="P1"><text:span text:style-name="T1">ExitFrame</text:span></text:p>
              </table:table-cell>
            </table:table-row>
            <table:table-row table:style-name="ro6">
              <table:table-cell table:style-name="ce2">
                <text:p text:style-name="P3"><text:span text:style-name="T2">title_label : label</text:span></text:p>
                <text:p text:style-name="P3"><text:span text:style-name="T2">options_label : label</text:span></text:p>
                <text:p text:style-name="P3"><text:span text:style-name="T2">prompt_label : label</text:span></text:p>
                <text:p text:style-name="P3"><text:span text:style-name="T2">prompt_entry : entry</text:span></text:p>
                <text:p text:style-name="P3"><text:span text:style-name="T2">options_dict : dict</text:span></text:p>
              </table:table-cell>
            </table:table-row>
            <table:table-row table:style-name="ro15">
              <table:table-cell table:style-name="ce2">
                <text:p text:style-name="P3"><text:span text:style-name="T2">display_entry()</text:span></text:p>
                <text:p text:style-name="P3"><text:span text:style-name="T2">process_input()</text:span></text:p>
                <text:p text:style-name="P3"><text:span text:style-name="T2">return_to_main()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standard" xml:id="id8" draw:id="id8" draw:layer="layout" svg:width="4.589cm" svg:height="2.742cm" svg:x="7.226cm" svg:y="11.455cm">
          <table:table table:template-name="bw">
            <table:table-column table:style-name="co11"/>
            <table:table-row table:style-name="ro16">
              <table:table-cell table:style-name="ce1">
                <text:p text:style-name="P1"><text:span text:style-name="T1">Transaction</text:span></text:p>
              </table:table-cell>
            </table:table-row>
            <table:table-row table:style-name="ro17">
              <table:table-cell table:style-name="ce2">
                <text:p text:style-name="P3"><text:span text:style-name="T2">account_num : int</text:span></text:p>
                <text:p text:style-name="P3"><text:span text:style-name="T2">transaction_type : </text:span></text:p>
              </table:table-cell>
            </table:table-row>
            <table:table-row table:style-name="ro18">
              <table:table-cell table:style-name="ce2">
                <text:p text:style-name="P3">conduct_transaction()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standard" xml:id="id9" draw:id="id9" draw:layer="layout" svg:width="4.697cm" svg:height="2.742cm" svg:x="11.394cm" svg:y="13.32cm">
          <table:table table:template-name="bw">
            <table:table-column table:style-name="co12"/>
            <table:table-row table:style-name="ro4">
              <table:table-cell table:style-name="ce1">
                <text:p text:style-name="P1"><text:span text:style-name="T1">ViewBalance</text:span></text:p>
              </table:table-cell>
            </table:table-row>
            <table:table-row table:style-name="ro17">
              <table:table-cell table:style-name="ce2">
                <text:p text:style-name="P3"><text:span text:style-name="T2">account_num : int</text:span></text:p>
                <text:p text:style-name="P3"><text:span text:style-name="T2">transaction_type : string</text:span></text:p>
              </table:table-cell>
            </table:table-row>
            <table:table-row table:style-name="ro18">
              <table:table-cell table:style-name="ce2">
                <text:p text:style-name="P3">conduct_transaction()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standard" xml:id="id10" draw:id="id10" draw:layer="layout" svg:width="4.947cm" svg:height="3.174cm" svg:x="16.241cm" svg:y="12.818cm">
          <table:table table:template-name="bw">
            <table:table-column table:style-name="co13"/>
            <table:table-row table:style-name="ro4">
              <table:table-cell table:style-name="ce1">
                <text:p text:style-name="P1"><text:span text:style-name="T1">Withdrawal</text:span></text:p>
              </table:table-cell>
            </table:table-row>
            <table:table-row table:style-name="ro17">
              <table:table-cell table:style-name="ce2">
                <text:p text:style-name="P3"><text:span text:style-name="T2">account_num : int</text:span></text:p>
                <text:p text:style-name="P3"><text:span text:style-name="T2">transaction_type : string</text:span></text:p>
                <text:p text:style-name="P3"><text:span text:style-name="T2">amount : int</text:span></text:p>
              </table:table-cell>
            </table:table-row>
            <table:table-row table:style-name="ro18">
              <table:table-cell table:style-name="ce2">
                <text:p text:style-name="P3">conduct_transaction()</text:p>
              </table:table-cell>
            </table:table-row>
          </table:table>
          <draw:image xlink:href="Pictures/TablePreview16.svm" xlink:type="simple" xlink:show="embed" xlink:actuate="onLoad"/>
        </draw:frame>
        <draw:frame draw:style-name="standard" xml:id="id11" draw:id="id11" draw:layer="layout" svg:width="4.911cm" svg:height="3.174cm" svg:x="16.42cm" svg:y="16.191cm">
          <table:table table:template-name="bw">
            <table:table-column table:style-name="co14"/>
            <table:table-row table:style-name="ro4">
              <table:table-cell table:style-name="ce1">
                <text:p text:style-name="P1"><text:span text:style-name="T1">Deposit</text:span></text:p>
              </table:table-cell>
            </table:table-row>
            <table:table-row table:style-name="ro17">
              <table:table-cell table:style-name="ce2">
                <text:p text:style-name="P3"><text:span text:style-name="T2">account_num : int</text:span></text:p>
                <text:p text:style-name="P3"><text:span text:style-name="T2">transaction_type : string</text:span></text:p>
                <text:p text:style-name="P3"><text:span text:style-name="T2">amount : double</text:span></text:p>
              </table:table-cell>
            </table:table-row>
            <table:table-row table:style-name="ro18">
              <table:table-cell table:style-name="ce2">
                <text:p text:style-name="P3">conduct_transaction()</text:p>
              </table:table-cell>
            </table:table-row>
          </table:table>
          <draw:image xlink:href="Pictures/TablePreview17.svm" xlink:type="simple" xlink:show="embed" xlink:actuate="onLoad"/>
        </draw:frame>
        <draw:connector draw:style-name="gr2" draw:text-style-name="P4" draw:layer="layout" svg:x1="0cm" svg:y1="18.971cm" svg:x2="-5.285cm" svg:y2="18.85cm" draw:start-shape="id1" draw:start-glue-point="3" draw:end-shape="id2" draw:end-glue-point="0" svg:d="M0 18971h-564v-623h-4721v502" svg:viewBox="0 0 5286 624">
          <text:p/>
        </draw:connector>
        <draw:connector draw:style-name="gr3" draw:text-style-name="P4" draw:layer="layout" svg:x1="2.615cm" svg:y1="21.384cm" svg:x2="7.924cm" svg:y2="21.419cm" draw:start-shape="id1" draw:start-glue-point="2" draw:end-shape="id3" draw:end-glue-point="2" svg:d="M2615 21384v538h5309v-503" svg:viewBox="0 0 5310 539">
          <text:p/>
        </draw:connector>
        <draw:connector draw:style-name="gr4" draw:text-style-name="P4" draw:layer="layout" svg:x1="2.615cm" svg:y1="21.384cm" svg:x2="13.492cm" svg:y2="21.355cm" draw:start-shape="id1" draw:start-glue-point="2" draw:end-shape="id4" draw:end-glue-point="2" svg:d="M2615 21384v503h10877v-532" svg:viewBox="0 0 10878 533">
          <text:p/>
        </draw:connector>
        <draw:connector draw:style-name="gr5" draw:text-style-name="P4" draw:layer="layout" svg:x1="-5.285cm" svg:y1="24.108cm" svg:x2="4.093cm" svg:y2="27.517cm" draw:start-shape="id2" draw:end-shape="id5" draw:end-glue-point="2" svg:d="M-5285 24108v3912h9378v-503" svg:viewBox="0 0 9379 3913">
          <text:p/>
        </draw:connector>
        <draw:connector draw:style-name="gr6" draw:text-style-name="P4" draw:layer="layout" svg:x1="-5.285cm" svg:y1="24.108cm" svg:x2="12.191cm" svg:y2="27.482cm" draw:start-shape="id2" draw:start-glue-point="2" draw:end-shape="id6" draw:end-glue-point="2" svg:d="M-5285 24108v3877h17476v-503" svg:viewBox="0 0 17477 3878">
          <text:p/>
        </draw:connector>
        <draw:connector draw:style-name="gr7" draw:text-style-name="P4" draw:layer="layout" svg:x1="-5.285cm" svg:y1="24.108cm" svg:x2="20.423cm" svg:y2="27.411cm" draw:start-shape="id2" draw:start-glue-point="2" draw:end-shape="id7" draw:end-glue-point="2" svg:d="M-5285 24108v3806h25708v-503" svg:viewBox="0 0 25709 3807">
          <text:p/>
        </draw:connector>
        <draw:connector draw:style-name="gr8" draw:text-style-name="P4" draw:layer="layout" svg:x1="11.815cm" svg:y1="12.826cm" svg:x2="13.742cm" svg:y2="13.32cm" draw:start-shape="id8" draw:start-glue-point="1" draw:end-shape="id9" draw:end-glue-point="0" svg:d="M11815 12826h1927v494" svg:viewBox="0 0 1928 495">
          <text:p/>
        </draw:connector>
        <draw:connector draw:style-name="gr9" draw:text-style-name="P4" draw:layer="layout" draw:line-skew="0cm 0.211cm" svg:x1="11.815cm" svg:y1="12.826cm" svg:x2="18.714cm" svg:y2="12.818cm" draw:start-shape="id8" draw:start-glue-point="1" draw:end-shape="id10" draw:end-glue-point="0" svg:d="M11815 12826h2214v-299h4685v291" svg:viewBox="0 0 6900 300">
          <text:p/>
        </draw:connector>
        <draw:connector draw:style-name="gr10" draw:text-style-name="P4" draw:layer="layout" draw:line-skew="1.184cm" svg:x1="9.52cm" svg:y1="14.197cm" svg:x2="18.875cm" svg:y2="16.191cm" draw:start-shape="id8" draw:start-glue-point="2" draw:end-shape="id11" draw:end-glue-point="0" svg:d="M9520 14197v2182h9355v-188" svg:viewBox="0 0 9356 2183">
          <text:p/>
        </draw:connector>
      </draw:page>
      <draw:page draw:name="page2" draw:style-name="dp1" draw:master-page-name="Default">
        <office:forms form:automatic-focus="false" form:apply-design-mode="false"/>
        <draw:frame draw:style-name="gr1" draw:text-style-name="P2" draw:layer="layout" svg:width="9.577cm" svg:height="0.971cm" svg:x="6.002cm" svg:y="0.869cm">
          <draw:text-box>
            <text:p text:style-name="P1">Class Diagram (Elided)</text:p>
          </draw:text-box>
        </draw:frame>
        <draw:custom-shape draw:name="ClassName" draw:style-name="gr11" draw:text-style-name="P6" xml:id="id16" draw:id="id16" draw:layer="layout" svg:width="4cm" svg:height="1.62cm" svg:x="9.059cm" svg:y="9.484cm">
          <text:p text:style-name="P5">ATMScreen</text:p>
          <draw:enhanced-geometry svg:viewBox="0 0 1000 404" draw:text-areas="0 0 1000 404" draw:type="NonPrimitive" draw:enhanced-path="M 1000 404 L 1000 0 0 0 0 404 Z"/>
        </draw:custom-shape>
        <draw:custom-shape draw:name="ClassName" draw:style-name="gr11" draw:text-style-name="P6" xml:id="id13" draw:id="id13" draw:layer="layout" svg:width="4cm" svg:height="1.62cm" svg:x="2.008cm" svg:y="3.494cm">
          <text:p text:style-name="P5">ATMKeypad</text:p>
          <draw:enhanced-geometry svg:viewBox="0 0 1000 404" draw:text-areas="0 0 1000 404" draw:type="NonPrimitive" draw:enhanced-path="M 1000 404 L 1000 0 0 0 0 404 Z"/>
        </draw:custom-shape>
        <draw:custom-shape draw:name="ClassName" draw:style-name="gr11" draw:text-style-name="P6" xml:id="id15" draw:id="id15" draw:layer="layout" svg:width="4cm" svg:height="1.62cm" svg:x="9.087cm" svg:y="2.337cm">
          <text:p text:style-name="P5">ATMDepositSlot</text:p>
          <draw:enhanced-geometry svg:viewBox="0 0 1000 404" draw:text-areas="0 0 1000 404" draw:type="NonPrimitive" draw:enhanced-path="M 1000 404 L 1000 0 0 0 0 404 Z"/>
        </draw:custom-shape>
        <draw:custom-shape draw:name="ClassName" draw:style-name="gr11" draw:text-style-name="P6" xml:id="id12" draw:id="id12" draw:layer="layout" svg:width="4cm" svg:height="1.62cm" svg:x="9.052cm" svg:y="5.356cm">
          <text:p text:style-name="P5">ATM</text:p>
          <draw:enhanced-geometry svg:viewBox="0 0 1000 404" draw:text-areas="0 0 1000 404" draw:type="NonPrimitive" draw:enhanced-path="M 1000 404 L 1000 0 0 0 0 404 Z"/>
        </draw:custom-shape>
        <draw:custom-shape draw:name="ClassName" draw:style-name="gr11" draw:text-style-name="P6" xml:id="id14" draw:id="id14" draw:layer="layout" svg:width="4cm" svg:height="1.62cm" svg:x="15.54cm" svg:y="5.356cm">
          <text:p text:style-name="P5">ATMCashDispenser</text:p>
          <draw:enhanced-geometry svg:viewBox="0 0 1000 404" draw:text-areas="0 0 1000 404" draw:type="NonPrimitive" draw:enhanced-path="M 1000 404 L 1000 0 0 0 0 404 Z"/>
        </draw:custom-shape>
        <draw:connector draw:style-name="gr12" draw:text-style-name="P4" draw:layer="layout" svg:x1="9.052cm" svg:y1="6.166cm" svg:x2="6.008cm" svg:y2="4.304cm" draw:start-shape="id12" draw:start-glue-point="3" draw:end-shape="id13" draw:end-glue-point="1" svg:d="M9052 6166h-1521v-1862h-1523" svg:viewBox="0 0 3045 1863">
          <text:p/>
        </draw:connector>
        <draw:frame draw:style-name="gr13" draw:text-style-name="P7" draw:layer="layout" svg:width="3.331cm" svg:height="0.694cm" svg:x="11.103cm" svg:y="8.12cm">
          <draw:text-box>
            <text:p>Composition</text:p>
          </draw:text-box>
        </draw:frame>
        <draw:frame draw:style-name="gr14" draw:text-style-name="P7" draw:layer="layout" svg:width="3.331cm" svg:height="0.569cm" svg:x="5.904cm" svg:y="3.805cm">
          <draw:text-box>
            <text:p>Composition</text:p>
          </draw:text-box>
        </draw:frame>
        <draw:connector draw:style-name="gr15" draw:text-style-name="P4" draw:layer="layout" svg:x1="13.052cm" svg:y1="6.166cm" svg:x2="15.54cm" svg:y2="6.166cm" draw:start-shape="id12" draw:start-glue-point="1" draw:end-shape="id14" draw:end-glue-point="3" svg:d="M13052 6166h2488" svg:viewBox="0 0 2489 1">
          <text:p/>
        </draw:connector>
        <draw:connector draw:style-name="gr16" draw:text-style-name="P4" draw:layer="layout" svg:x1="11.052cm" svg:y1="5.356cm" svg:x2="11.087cm" svg:y2="3.957cm" draw:start-shape="id12" draw:start-glue-point="0" draw:end-shape="id15" draw:end-glue-point="2" svg:d="M11052 5356v-699h35v-700" svg:viewBox="0 0 36 1400">
          <text:p/>
        </draw:connector>
        <draw:frame draw:style-name="gr14" draw:text-style-name="P7" draw:layer="layout" svg:width="3.331cm" svg:height="0.569cm" svg:x="12.944cm" svg:y="6.314cm">
          <draw:text-box>
            <text:p>Composition</text:p>
          </draw:text-box>
        </draw:frame>
        <draw:frame draw:style-name="gr14" draw:text-style-name="P7" draw:layer="layout" svg:width="3.331cm" svg:height="0.569cm" svg:x="11.313cm" svg:y="4.232cm">
          <draw:text-box>
            <text:p>Composition</text:p>
          </draw:text-box>
        </draw:frame>
        <draw:connector draw:style-name="gr17" draw:text-style-name="P4" xml:id="id27" draw:id="id27" draw:layer="layout" svg:x1="13.053cm" svg:y1="6.166cm" svg:x2="15.541cm" svg:y2="6.166cm" svg:d="M13053 6166h2488" svg:viewBox="0 0 2489 1">
          <text:p/>
        </draw:connector>
        <draw:connector draw:style-name="gr18" draw:text-style-name="P4" draw:layer="layout" svg:x1="11.052cm" svg:y1="6.976cm" svg:x2="11.059cm" svg:y2="9.484cm" draw:start-shape="id12" draw:start-glue-point="2" draw:end-shape="id16" draw:end-glue-point="0" svg:d="M11052 6976v1255h7v1253" svg:viewBox="0 0 8 2509">
          <text:p/>
        </draw:connector>
        <draw:custom-shape draw:name="ClassName" draw:style-name="gr19" draw:text-style-name="P6" xml:id="id17" draw:id="id17" draw:layer="layout" svg:width="2.843cm" svg:height="0.994cm" svg:x="3.334cm" svg:y="13.858cm">
          <text:p text:style-name="P5">MenuFrame</text:p>
          <draw:enhanced-geometry svg:viewBox="0 0 1000 404" draw:text-areas="0 0 1000 404" draw:type="NonPrimitive" draw:enhanced-path="M 1000 404 L 1000 0 0 0 0 404 Z"/>
        </draw:custom-shape>
        <draw:frame draw:style-name="gr13" draw:text-style-name="P7" draw:layer="layout" svg:width="3.331cm" svg:height="0.694cm" svg:x="5.378cm" svg:y="12.494cm">
          <draw:text-box>
            <text:p>Composition</text:p>
          </draw:text-box>
        </draw:frame>
        <draw:connector draw:style-name="gr20" draw:text-style-name="P4" draw:layer="layout" svg:x1="11.059cm" svg:y1="11.104cm" svg:x2="4.755cm" svg:y2="13.858cm" draw:start-shape="id16" draw:start-glue-point="2" draw:end-shape="id17" draw:end-glue-point="0" svg:d="M11059 11104v1378h-6304v1376" svg:viewBox="0 0 6305 2755">
          <text:p/>
        </draw:connector>
        <draw:custom-shape draw:name="ClassName" draw:style-name="gr19" draw:text-style-name="P6" xml:id="id18" draw:id="id18" draw:layer="layout" svg:width="2.843cm" svg:height="0.994cm" svg:x="6.706cm" svg:y="13.893cm">
          <text:p text:style-name="P5">ExitFrame</text:p>
          <draw:enhanced-geometry svg:viewBox="0 0 1000 404" draw:text-areas="0 0 1000 404" draw:type="NonPrimitive" draw:enhanced-path="M 1000 404 L 1000 0 0 0 0 404 Z"/>
        </draw:custom-shape>
        <draw:frame draw:style-name="gr13" draw:text-style-name="P7" draw:layer="layout" svg:width="3.331cm" svg:height="0.694cm" svg:x="8.091cm" svg:y="12.598cm">
          <draw:text-box>
            <text:p>Composition</text:p>
          </draw:text-box>
        </draw:frame>
        <draw:connector draw:style-name="gr21" draw:text-style-name="P4" draw:layer="layout" svg:x1="11.059cm" svg:y1="11.104cm" svg:x2="8.127cm" svg:y2="13.893cm" draw:start-shape="id16" draw:start-glue-point="2" draw:end-shape="id18" draw:end-glue-point="0" svg:d="M11059 11104v1395h-2932v1394" svg:viewBox="0 0 2933 2790">
          <text:p/>
        </draw:connector>
        <draw:custom-shape draw:name="ClassName" draw:style-name="gr22" draw:text-style-name="P6" xml:id="id19" draw:id="id19" draw:layer="layout" svg:width="3.114cm" svg:height="0.994cm" svg:x="9.937cm" svg:y="13.859cm">
          <text:p text:style-name="P5">ViewBalanceFrame</text:p>
          <draw:enhanced-geometry svg:viewBox="0 0 1000 404" draw:text-areas="0 0 1000 404" draw:type="NonPrimitive" draw:enhanced-path="M 1000 404 L 1000 0 0 0 0 404 Z"/>
        </draw:custom-shape>
        <draw:frame draw:style-name="gr13" draw:text-style-name="P7" draw:layer="layout" svg:width="3.331cm" svg:height="0.694cm" svg:x="11.457cm" svg:y="12.633cm">
          <draw:text-box>
            <text:p>Composition</text:p>
          </draw:text-box>
        </draw:frame>
        <draw:connector draw:style-name="gr23" draw:text-style-name="P4" draw:layer="layout" svg:x1="11.059cm" svg:y1="11.104cm" svg:x2="11.494cm" svg:y2="13.859cm" draw:start-shape="id16" draw:start-glue-point="2" draw:end-shape="id19" draw:end-glue-point="0" svg:d="M11059 11104v1378h435v1377" svg:viewBox="0 0 436 2756">
          <text:p/>
        </draw:connector>
        <draw:custom-shape draw:name="ClassName" draw:style-name="gr19" draw:text-style-name="P6" xml:id="id20" draw:id="id20" draw:layer="layout" svg:width="2.843cm" svg:height="0.994cm" svg:x="16.907cm" svg:y="13.79cm">
          <text:p text:style-name="P5">DepositFrame</text:p>
          <draw:enhanced-geometry svg:viewBox="0 0 1000 404" draw:text-areas="0 0 1000 404" draw:type="NonPrimitive" draw:enhanced-path="M 1000 404 L 1000 0 0 0 0 404 Z"/>
        </draw:custom-shape>
        <draw:frame draw:style-name="gr13" draw:text-style-name="P7" draw:layer="layout" svg:width="2.179cm" svg:height="0.694cm" svg:x="18.259cm" svg:y="12.557cm">
          <draw:text-box>
            <text:p>Composition</text:p>
          </draw:text-box>
        </draw:frame>
        <draw:connector draw:style-name="gr24" draw:text-style-name="P4" draw:layer="layout" svg:x1="11.059cm" svg:y1="11.104cm" svg:x2="18.328cm" svg:y2="13.79cm" draw:start-shape="id16" draw:end-shape="id20" draw:end-glue-point="0" svg:d="M11059 11104v1344h7269v1342" svg:viewBox="0 0 7270 2687">
          <text:p/>
        </draw:connector>
        <draw:custom-shape draw:name="ClassName" draw:style-name="gr19" draw:text-style-name="P6" xml:id="id21" draw:id="id21" draw:layer="layout" svg:width="2.843cm" svg:height="0.994cm" svg:x="13.541cm" svg:y="13.825cm">
          <text:p text:style-name="P5">WithdrawalFrame</text:p>
          <draw:enhanced-geometry svg:viewBox="0 0 1000 404" draw:text-areas="0 0 1000 404" draw:type="NonPrimitive" draw:enhanced-path="M 1000 404 L 1000 0 0 0 0 404 Z"/>
        </draw:custom-shape>
        <draw:frame draw:style-name="gr13" draw:text-style-name="P7" draw:layer="layout" svg:width="3.331cm" svg:height="0.694cm" svg:x="14.926cm" svg:y="12.495cm">
          <draw:text-box>
            <text:p>Composition</text:p>
          </draw:text-box>
        </draw:frame>
        <draw:connector draw:style-name="gr25" draw:text-style-name="P4" draw:layer="layout" svg:x1="11.059cm" svg:y1="11.104cm" svg:x2="14.962cm" svg:y2="13.825cm" draw:start-shape="id16" draw:start-glue-point="2" draw:end-shape="id21" draw:end-glue-point="0" svg:d="M11059 11104v1361h3903v1360" svg:viewBox="0 0 3904 2722">
          <text:p/>
        </draw:connector>
        <draw:custom-shape draw:name="ClassName" draw:style-name="gr19" draw:text-style-name="P6" xml:id="id22" draw:id="id22" draw:layer="layout" svg:width="2.843cm" svg:height="0.994cm" svg:x="1.635cm" svg:y="1.339cm">
          <text:p text:style-name="P5">NumButtons</text:p>
          <draw:enhanced-geometry svg:viewBox="0 0 1000 404" draw:text-areas="0 0 1000 404" draw:type="NonPrimitive" draw:enhanced-path="M 1000 404 L 1000 0 0 0 0 404 Z"/>
        </draw:custom-shape>
        <draw:frame draw:style-name="gr26" draw:text-style-name="P7" draw:layer="layout" svg:width="2.283cm" svg:height="0.887cm" svg:x="0.992cm" svg:y="2.471cm">
          <draw:text-box>
            <text:p>Composition</text:p>
          </draw:text-box>
        </draw:frame>
        <draw:connector draw:style-name="gr27" draw:text-style-name="P4" draw:layer="layout" svg:x1="2.008cm" svg:y1="4.304cm" svg:x2="3.056cm" svg:y2="2.333cm" draw:start-shape="id13" draw:start-glue-point="3" draw:end-shape="id22" draw:end-glue-point="2" svg:d="M2008 4304h-501v-1390h1549v-581" svg:viewBox="0 0 1550 1972">
          <text:p/>
        </draw:connector>
        <draw:custom-shape draw:name="ClassName" draw:style-name="gr11" draw:text-style-name="P6" xml:id="id28" draw:id="id28" draw:layer="layout" svg:width="4cm" svg:height="1.62cm" svg:x="2.251cm" svg:y="17.883cm">
          <text:p text:style-name="P5">BankDataBase</text:p>
          <draw:enhanced-geometry svg:viewBox="0 0 1000 404" draw:text-areas="0 0 1000 404" draw:type="NonPrimitive" draw:enhanced-path="M 1000 404 L 1000 0 0 0 0 404 Z"/>
        </draw:custom-shape>
        <draw:custom-shape draw:name="ClassName" draw:style-name="gr11" draw:text-style-name="P6" xml:id="id23" draw:id="id23" draw:layer="layout" svg:width="4cm" svg:height="1.62cm" svg:x="11.938cm" svg:y="17.849cm">
          <text:p text:style-name="P5">Transaction</text:p>
          <draw:enhanced-geometry svg:viewBox="0 0 1000 404" draw:text-areas="0 0 1000 404" draw:type="NonPrimitive" draw:enhanced-path="M 1000 404 L 1000 0 0 0 0 404 Z"/>
        </draw:custom-shape>
        <draw:custom-shape draw:name="ClassName" draw:style-name="gr19" draw:text-style-name="P6" xml:id="id26" draw:id="id26" draw:layer="layout" svg:width="2.843cm" svg:height="0.994cm" svg:x="9.153cm" svg:y="21.319cm">
          <text:p text:style-name="P5">ViewBalance</text:p>
          <draw:enhanced-geometry svg:viewBox="0 0 1000 404" draw:text-areas="0 0 1000 404" draw:type="NonPrimitive" draw:enhanced-path="M 1000 404 L 1000 0 0 0 0 404 Z"/>
        </draw:custom-shape>
        <draw:custom-shape draw:name="ClassName" draw:style-name="gr19" draw:text-style-name="P6" xml:id="id25" draw:id="id25" draw:layer="layout" svg:width="2.843cm" svg:height="0.994cm" svg:x="12.525cm" svg:y="21.354cm">
          <text:p text:style-name="P5">Withdrawal</text:p>
          <draw:enhanced-geometry svg:viewBox="0 0 1000 404" draw:text-areas="0 0 1000 404" draw:type="NonPrimitive" draw:enhanced-path="M 1000 404 L 1000 0 0 0 0 404 Z"/>
        </draw:custom-shape>
        <draw:custom-shape draw:name="ClassName" draw:style-name="gr19" draw:text-style-name="P6" xml:id="id24" draw:id="id24" draw:layer="layout" svg:width="2.843cm" svg:height="0.994cm" svg:x="15.982cm" svg:y="21.356cm">
          <text:p text:style-name="P5">Deposit</text:p>
          <draw:enhanced-geometry svg:viewBox="0 0 1000 404" draw:text-areas="0 0 1000 404" draw:type="NonPrimitive" draw:enhanced-path="M 1000 404 L 1000 0 0 0 0 404 Z"/>
        </draw:custom-shape>
        <draw:connector draw:style-name="gr28" draw:text-style-name="P4" draw:layer="layout" svg:x1="13.938cm" svg:y1="19.469cm" svg:x2="17.403cm" svg:y2="21.356cm" draw:start-shape="id23" draw:start-glue-point="2" draw:end-shape="id24" draw:end-glue-point="0" svg:d="M13938 19469v944h3465v943" svg:viewBox="0 0 3466 1888">
          <text:p/>
        </draw:connector>
        <draw:connector draw:style-name="gr29" draw:text-style-name="P4" draw:layer="layout" svg:x1="13.938cm" svg:y1="19.469cm" svg:x2="13.946cm" svg:y2="21.354cm" draw:start-shape="id23" draw:start-glue-point="2" draw:end-shape="id25" draw:end-glue-point="0" svg:d="M13938 19469v943h8v942" svg:viewBox="0 0 9 1886">
          <text:p/>
        </draw:connector>
        <draw:connector draw:style-name="gr30" draw:text-style-name="P4" draw:layer="layout" svg:x1="13.938cm" svg:y1="19.469cm" svg:x2="10.574cm" svg:y2="21.319cm" draw:start-shape="id23" draw:start-glue-point="2" draw:end-shape="id26" svg:d="M13938 19469v926h-3364v924" svg:viewBox="0 0 3365 1851">
          <text:p/>
        </draw:connector>
        <draw:connector draw:style-name="gr31" draw:text-style-name="P4" draw:layer="layout" draw:line-skew="4.485cm -4.413cm" svg:x1="15.938cm" svg:y1="18.659cm" svg:x2="13.053cm" svg:y2="6.166cm" draw:start-shape="id23" draw:start-glue-point="1" draw:end-shape="id27" draw:end-glue-point="2" svg:d="M15938 18659h4987v-10990h-7872v-1503" svg:viewBox="0 0 7873 12494">
          <text:p/>
        </draw:connector>
        <draw:frame draw:style-name="gr13" draw:text-style-name="P7" draw:layer="layout" svg:width="2.179cm" svg:height="0.694cm" svg:x="17.427cm" svg:y="17.901cm">
          <draw:text-box>
            <text:p>Executes</text:p>
          </draw:text-box>
        </draw:frame>
        <draw:connector draw:style-name="gr32" draw:text-style-name="P4" draw:layer="layout" svg:x1="2.251cm" svg:y1="18.693cm" svg:x2="9.052cm" svg:y2="6.166cm" draw:start-shape="id28" draw:start-glue-point="3" draw:end-shape="id12" draw:end-glue-point="3" svg:d="M2251 18693h-501v-12527h7302" svg:viewBox="0 0 7303 12528">
          <text:p/>
        </draw:connector>
        <draw:frame draw:style-name="gr13" draw:text-style-name="P7" draw:layer="layout" svg:width="2.179cm" svg:height="0.694cm" svg:x="1.813cm" svg:y="16.826cm">
          <draw:text-box>
            <text:p>Interrogates</text:p>
          </draw:text-box>
        </draw:frame>
      </draw:page>
      <draw:page draw:name="Classes, Components, and Deployments" draw:style-name="dp1" draw:master-page-name="Default">
        <office:forms form:automatic-focus="false" form:apply-design-mode="false"/>
        <draw:custom-shape draw:name="ClassName" draw:style-name="SolidLine" draw:text-style-name="P8" draw:layer="layout" svg:width="4cm" svg:height="1.62cm" svg:x="1cm" svg:y="1cm">
          <text:p text:style-name="P5">ClassName</text:p>
          <draw:enhanced-geometry svg:viewBox="0 0 1000 404" draw:text-areas="0 0 1000 404" draw:type="NonPrimitive" draw:enhanced-path="M 1000 404 L 1000 0 0 0 0 404 Z"/>
        </draw:custom-shape>
        <draw:custom-shape draw:name="InstanceName" draw:style-name="SolidLine" draw:text-style-name="P8" draw:layer="layout" svg:width="4cm" svg:height="1.62cm" svg:x="1cm" svg:y="5cm">
          <text:p text:style-name="P5"><text:span text:style-name="T3">InstanceName:ClassName</text:span> </text:p>
          <draw:enhanced-geometry svg:viewBox="0 0 1000 404" draw:text-areas="0 0 1000 404" draw:type="NonPrimitive" draw:enhanced-path="M 1000 404 L 1000 0 0 0 0 404 Z"/>
        </draw:custom-shape>
        <draw:custom-shape draw:name="PackageName" draw:style-name="SolidLine" draw:text-style-name="P5" draw:layer="layout" svg:width="4cm" svg:height="2.87cm" svg:x="1cm" svg:y="8cm">
          <draw:glue-point draw:id="4" svg:x="5cm" svg:y="1cm" draw:escape-direction="right"/>
          <draw:glue-point draw:id="5" svg:x="-5cm" svg:y="1cm" draw:escape-direction="left"/>
          <draw:glue-point draw:id="6" svg:x="0cm" svg:y="-2.996cm" draw:escape-direction="up"/>
          <text:p text:style-name="P5">PackageName</text:p>
          <draw:enhanced-geometry svg:viewBox="0 0 1000 718" draw:text-areas="0 0 $0 $1" draw:type="NonPrimitive" draw:modifiers="837.540614846288 144" draw:enhanced-path="M 0 $1 L 0 0 $0 0 $0 $1 Z N F M 0 $1 L 1000 $1 1000 718 0 718 Z N F">
            <draw:handle draw:handle-position="$0 72" draw:handle-range-x-minimum="left" draw:handle-range-x-maximum="right"/>
            <draw:handle draw:handle-position="500 $1" draw:handle-range-y-minimum="top" draw:handle-range-y-maximum="bottom"/>
          </draw:enhanced-geometry>
        </draw:custom-shape>
        <draw:custom-shape draw:name="ComponentName" draw:style-name="SolidLine" draw:text-style-name="P8" draw:layer="layout" svg:width="6cm" svg:height="2.87cm" svg:x="1cm" svg:y="13cm">
          <text:p text:style-name="P5">ComponentName</text:p>
          <draw:enhanced-geometry svg:viewBox="0 0 1000 478" draw:text-areas="59 108 941 371" draw:type="NonPrimitive" draw:enhanced-path="M 0 0 L 1000 0 1000 478 0 478 Z N M 824 57 L 824 34 948 34 948 215 824 215 824 192 N M 824 134 L 824 109 Z M 796 57 L 873 57 873 109 796 109 Z N M 796 134 L 873 134 873 192 796 192 Z N"/>
        </draw:custom-shape>
        <draw:custom-shape draw:name="AssemblyConnector" draw:style-name="SolidLine" draw:text-style-name="P8" draw:layer="layout" svg:width="6cm" svg:height="1.07cm" svg:x="1cm" svg:y="19cm">
          <text:p text:style-name="P5">Assembly Connector</text:p>
          <draw:enhanced-geometry svg:viewBox="0 0 1000 178" draw:text-areas="0 178 1000 291" draw:type="NonPrimitive" draw:enhanced-path="M 0 89 L 415 89 M 1000 89 L 573 89 U 514 89 118 118 0 360 Z U 504 89 178 178 90 270"/>
        </draw:custom-shape>
        <draw:custom-shape draw:name="Collaboration" draw:style-name="gr33" draw:text-style-name="P9" draw:layer="layout" svg:width="2.163cm" svg:height="0.57cm" svg:x="2.918cm" svg:y="24.285cm">
          <text:p text:style-name="P5">Collaboration</text:p>
          <draw:enhanced-geometry svg:viewBox="0 0 1000 524" draw:text-areas="0 0 1000 524" draw:type="NonPrimitive" draw:enhanced-path="U 500 262 1000 524 0 360 Z N"/>
        </draw:custom-shape>
        <draw:custom-shape draw:name="Artifact" draw:style-name="SolidLine" draw:text-style-name="P8" draw:layer="layout" svg:width="6cm" svg:height="2.42cm" svg:x="11cm" svg:y="1cm">
          <text:p text:style-name="P5">Artifact</text:p>
          <draw:enhanced-geometry svg:viewBox="0 0 1000 403" draw:text-areas="0 0 1000 403" draw:type="NonPrimitive" draw:enhanced-path="M 0 0 L 1000 0 1000 403 0 403 Z M 861 24 L 861 130 942 130 942 44 915 24 Z M 942 44 L 915 44 915 24 Z"/>
        </draw:custom-shape>
        <draw:custom-shape draw:name="Node" draw:style-name="SolidLine" draw:text-style-name="P8" draw:layer="layout" svg:width="6cm" svg:height="2.41cm" svg:x="11cm" svg:y="5.5cm">
          <text:p text:style-name="P5">Node</text:p>
          <draw:enhanced-geometry svg:viewBox="0 0 1000 402" draw:text-areas="0 0 1000 402" draw:type="NonPrimitive" draw:enhanced-path="M 0 45 L 936 45 936 402 0 402 Z M 0 45 L 59 0 1000 0 1000 353 936 402 M 1000 0 L 936 45 Z"/>
        </draw:custom-shape>
        <draw:custom-shape draw:name="DeploymentWithSpecification" draw:style-name="SolidLine" draw:text-style-name="P8" draw:layer="layout" svg:width="6cm" svg:height="4.1cm" svg:x="11cm" svg:y="10cm">
          <text:p text:style-name="P5">Deployment</text:p>
          <draw:enhanced-geometry svg:viewBox="0 0 1000 683" draw:text-areas="0 0 1000 $0" draw:type="NonPrimitive" draw:modifiers="380" draw:enhanced-path="M 0 0 L 1000 0 1000 683 0 683 Z M 0 $0 L 1000 $0">
            <draw:handle draw:handle-position="500 $0" draw:handle-range-y-minimum="top" draw:handle-range-y-maximum="bottom"/>
          </draw:enhanced-geometry>
        </draw:custom-shape>
        <draw:custom-shape draw:name="SwimLaneVeritcalAssymetric" draw:style-name="SolidLine" draw:text-style-name="P8" draw:layer="layout" svg:width="4cm" svg:height="2.73cm" svg:x="10.53cm" svg:y="15.42cm">
          <text:p text:style-name="P5">Swimlane One</text:p>
          <draw:enhanced-geometry svg:viewBox="0 0 1000 683" draw:text-areas="$0 0 $1 683" draw:type="NonPrimitive" draw:modifiers="200 800" draw:enhanced-path="M 0 0 L 1000 0 1000 683 0 683 Z M $0 0 L $0 683 M $1 0 L $1 683">
            <draw:handle draw:handle-position="$0 341" draw:handle-range-x-minimum="left" draw:handle-range-x-maximum="$1"/>
            <draw:handle draw:handle-position="$1 341" draw:handle-range-x-minimum="$0" draw:handle-range-x-maximum="right"/>
          </draw:enhanced-geometry>
        </draw:custom-shape>
        <draw:custom-shape draw:name="SwimLaneVeritcalSymetric" draw:style-name="SolidLine" draw:text-style-name="P8" draw:layer="layout" svg:width="4cm" svg:height="2.73cm" svg:x="14.89cm" svg:y="15.42cm">
          <text:p text:style-name="P5">Swimlane Two</text:p>
          <draw:enhanced-geometry svg:viewBox="0 0 1000 683" draw:text-areas="$0 0 ?f0 683" draw:type="NonPrimitive" draw:modifiers="200" draw:enhanced-path="M 0 0 L 1000 0 1000 683 0 683 Z M $0 0 L $0 683 M ?f0 0 L ?f0 683">
            <draw:equation draw:name="f0" draw:formula="(1000-$0)"/>
            <draw:equation draw:name="f1" draw:formula="(right / 2)"/>
            <draw:handle draw:handle-position="$0 341" draw:handle-range-x-minimum="left" draw:handle-range-x-maximum="?f1"/>
          </draw:enhanced-geometry>
        </draw:custom-shape>
        <draw:custom-shape draw:name="SwimLaneHorizontalAssymetric" draw:style-name="SolidLine" draw:text-style-name="P8" draw:layer="layout" svg:width="4cm" svg:height="2.73cm" svg:x="10.53cm" svg:y="18.53cm">
          <text:p text:style-name="P5">Swimlane Three</text:p>
          <draw:enhanced-geometry svg:viewBox="0 0 1000 683" draw:text-areas="0 $0 1000 $1" draw:type="NonPrimitive" draw:modifiers="137 546" draw:enhanced-path="M 0 0 L 1000 0 1000 683 0 683 Z M 0 $0 L 1000 $0 M 0 $1 L 1000 $1">
            <draw:handle draw:handle-position="500 $0" draw:handle-range-y-minimum="top" draw:handle-range-y-maximum="$1"/>
            <draw:handle draw:handle-position="500 $1" draw:handle-range-y-minimum="$0" draw:handle-range-y-maximum="bottom"/>
          </draw:enhanced-geometry>
        </draw:custom-shape>
        <draw:custom-shape draw:name="SwimLaneVeritcalSymetric" draw:style-name="SolidLine" draw:text-style-name="P8" draw:layer="layout" svg:width="4cm" svg:height="2.73cm" svg:x="14.89cm" svg:y="18.53cm">
          <text:p text:style-name="P5">Swimlane Four</text:p>
          <draw:enhanced-geometry svg:viewBox="0 0 1000 683" draw:text-areas="0 $0 1000 ?f0" draw:type="NonPrimitive" draw:modifiers="137" draw:enhanced-path="M 0 0 L 1000 0 1000 683 0 683 Z M 0 $0 L 1000 $0 M 0 ?f0 L 1000 ?f0">
            <draw:equation draw:name="f0" draw:formula="(683-$0)"/>
            <draw:equation draw:name="f1" draw:formula="(bottom / 2)"/>
            <draw:handle draw:handle-position="500 $0" draw:handle-range-y-minimum="left" draw:handle-range-y-maximum="?f1"/>
          </draw:enhanced-geometry>
        </draw:custom-shape>
        <draw:custom-shape draw:name="Actor" draw:style-name="SolidLine" draw:text-style-name="P8" draw:layer="layout" svg:width="2.205cm" svg:height="3cm" svg:x="12.9cm" svg:y="22cm">
          <draw:glue-point draw:id="4" svg:x="0cm" svg:y="-5cm" draw:escape-direction="up"/>
          <draw:glue-point draw:id="5" svg:x="-5cm" svg:y="-1.15cm" draw:escape-direction="left"/>
          <draw:glue-point draw:id="6" svg:x="5cm" svg:y="-1.15cm" draw:escape-direction="right"/>
          <draw:glue-point draw:id="7" svg:x="-5cm" svg:y="5cm" draw:escape-direction="down"/>
          <draw:glue-point draw:id="8" svg:x="5cm" svg:y="5cm" draw:escape-direction="down"/>
          <draw:glue-point draw:id="9" svg:x="0.007cm" svg:y="1.05cm" draw:escape-direction="down"/>
          <text:p text:style-name="P5">Actor</text:p>
          <draw:enhanced-geometry svg:viewBox="0 0 675 1000" draw:text-areas="-100 1000 775 1200" draw:type="NonPrimitive" draw:enhanced-path="M 338 260 L 338 605 N M 0 385 L 675 385 N M 338 605 L 0 1000 N M 338 605 L 675 1000 N U 338 130 260 260 0 360 Z N"/>
        </draw:custom-shape>
      </draw:page>
      <draw:page draw:name="Activities, Interactions" draw:style-name="dp1" draw:master-page-name="Default">
        <office:forms form:automatic-focus="false" form:apply-design-mode="false"/>
        <draw:custom-shape draw:name="AcceptEventAction1" draw:style-name="SolidLine" draw:text-style-name="P8" draw:layer="layout" svg:width="4cm" svg:height="3.62cm" svg:x="1cm" svg:y="1cm">
          <draw:glue-point draw:id="4" svg:x="-2.82cm" svg:y="-0.005cm" draw:escape-direction="left"/>
          <text:p text:style-name="P5">Accept Event Action 1</text:p>
          <draw:enhanced-geometry svg:viewBox="0 0 1000 907" draw:text-areas="0 907 1000 1039" draw:type="NonPrimitive" draw:enhanced-path="M 0 0 L 218 453 0 907 1000 907 1000 0 Z N"/>
        </draw:custom-shape>
        <draw:custom-shape draw:name="AcceptEventAction2" draw:style-name="SolidLine" draw:text-style-name="P8" draw:layer="layout" svg:width="3cm" svg:height="2.86cm" svg:x="1cm" svg:y="7.5cm">
          <draw:glue-point draw:id="4" svg:x="0cm" svg:y="0cm" draw:escape-direction="horizontal"/>
          <text:p text:style-name="P5">Accept Event Action 2</text:p>
          <draw:enhanced-geometry svg:viewBox="0 0 1000 953" draw:text-areas="0 953 1000 1083" draw:type="NonPrimitive" draw:enhanced-path="M 0 0 L 1000 0 0 953 1000 953 Z N"/>
        </draw:custom-shape>
        <draw:custom-shape draw:name="Action" draw:style-name="SolidLine" draw:text-style-name="P8" draw:layer="layout" svg:width="3cm" svg:height="2.52cm" svg:x="1cm" svg:y="13.5cm">
          <text:p text:style-name="P5">Action</text:p>
          <draw:enhanced-geometry svg:viewBox="0 0 1000 631" draw:text-areas="0 0 1000 631" draw:type="NonPrimitive" draw:enhanced-path="M 0 101 Y 101 0 L 899 0 X 1000 101 L 1000 530 Y 899 631 L 101 631 X 0 530 Z"/>
        </draw:custom-shape>
        <draw:g>
          <draw:custom-shape draw:name="ActivityFinalOutside" draw:style-name="SolidLine" draw:layer="layout" svg:width="1cm" svg:height="1cm" svg:x="2cm" svg:y="18cm">
            <text:p/>
            <draw:enhanced-geometry svg:viewBox="0 0 1000 1000" draw:type="NonPrimitive" draw:enhanced-path="U 500 500 1000 1000 0 360 Z N F"/>
          </draw:custom-shape>
          <draw:custom-shape draw:name="ActivityFinalInside" draw:style-name="gr34" draw:layer="layout" svg:width="1cm" svg:height="1cm" svg:x="2cm" svg:y="18cm">
            <draw:glue-point draw:id="4" svg:x="0cm" svg:y="0cm"/>
            <text:p/>
            <draw:enhanced-geometry svg:viewBox="0 0 1000 1000" draw:type="NonPrimitive" draw:enhanced-path="U 500 500 700 700 0 360 Z N"/>
          </draw:custom-shape>
        </draw:g>
        <draw:frame draw:style-name="gr35" draw:layer="layout" svg:width="2.75cm" svg:height="0.569cm" svg:x="1cm" svg:y="19.5cm">
          <draw:text-box>
            <text:p text:style-name="P5">Activity Final</text:p>
          </draw:text-box>
        </draw:frame>
        <draw:custom-shape draw:name="Decision" draw:style-name="SolidLine" draw:text-style-name="P8" draw:layer="layout" svg:width="1.69cm" svg:height="3cm" svg:x="2cm" svg:y="22cm">
          <draw:glue-point draw:id="4" svg:x="0cm" svg:y="0cm"/>
          <text:p text:style-name="P5">Decision</text:p>
          <draw:enhanced-geometry svg:viewBox="0 0 563 1000" draw:text-areas="0 1000 563 1130" draw:type="NonPrimitive" draw:enhanced-path="M 281 0 L 563 500 281 1000 0 500 Z N"/>
        </draw:custom-shape>
        <draw:custom-shape draw:name="FlowFinal" draw:style-name="SolidLine" draw:layer="layout" svg:width="1cm" svg:height="1cm" svg:x="11cm" svg:y="1cm">
          <draw:glue-point draw:id="4" svg:x="0cm" svg:y="0cm"/>
          <text:p/>
          <draw:enhanced-geometry svg:viewBox="0 0 1000 1000" draw:type="NonPrimitive" draw:enhanced-path="U 500 500 1000 1000 0 360 Z N M 146 146 L 854 854 N M 854 146 L 146 854 N"/>
        </draw:custom-shape>
        <draw:frame draw:style-name="gr35" draw:layer="layout" svg:width="2.5cm" svg:height="0.569cm" svg:x="10.25cm" svg:y="2cm">
          <draw:text-box>
            <text:p text:style-name="P5">Flow Final</text:p>
          </draw:text-box>
        </draw:frame>
        <draw:custom-shape draw:name="Stop" draw:style-name="SolidLine" draw:layer="layout" svg:width="1cm" svg:height="1cm" svg:x="18cm" svg:y="1cm">
          <draw:glue-point draw:id="4" svg:x="0cm" svg:y="0cm"/>
          <text:p/>
          <draw:enhanced-geometry svg:viewBox="0 0 1000 1000" draw:type="NonPrimitive" draw:enhanced-path="M 146 146 L 854 854 N M 854 146 L 146 854 N"/>
        </draw:custom-shape>
        <draw:frame draw:style-name="gr35" draw:layer="layout" svg:width="2.5cm" svg:height="0.569cm" svg:x="17.25cm" svg:y="2cm">
          <draw:text-box>
            <text:p text:style-name="P5">Stop</text:p>
          </draw:text-box>
        </draw:frame>
        <draw:custom-shape draw:name="InitialNode" draw:style-name="gr34" draw:layer="layout" svg:width="1cm" svg:height="1cm" svg:x="11cm" svg:y="4.5cm">
          <draw:glue-point draw:id="4" svg:x="0cm" svg:y="0cm"/>
          <text:p/>
          <draw:enhanced-geometry svg:viewBox="0 0 1000 1000" draw:type="NonPrimitive" draw:enhanced-path="U 500 500 700 700 0 360 Z N"/>
        </draw:custom-shape>
        <draw:frame draw:style-name="gr35" draw:layer="layout" svg:width="2.5cm" svg:height="0.569cm" svg:x="10.25cm" svg:y="6cm">
          <draw:text-box>
            <text:p text:style-name="P5">Initial Node</text:p>
          </draw:text-box>
        </draw:frame>
        <draw:custom-shape draw:name="ParameterSet" draw:style-name="SolidLine" draw:layer="layout" svg:width="4cm" svg:height="2.24cm" svg:x="16cm" svg:y="4.5cm">
          <draw:glue-point draw:id="4" svg:x="1.035cm" svg:y="0cm"/>
          <text:p text:style-name="P5">Parameter Set</text:p>
          <draw:enhanced-geometry svg:viewBox="0 0 1000 559" draw:text-areas="0 559 1000 689" draw:type="NonPrimitive" draw:enhanced-path="M 207 171 L 0 171 0 388 207 388 N M 207 181 L 10 181 10 378 207 378 N M 207 72 Y 278 0 L 928 0 X 1000 72 L 1000 487 Y 928 559 L 278 559 X 207 487 Z N"/>
        </draw:custom-shape>
        <draw:custom-shape draw:name="ObjectNode1" draw:style-name="SolidLine" draw:layer="layout" svg:width="4cm" svg:height="2.24cm" svg:x="10cm" svg:y="8.5cm">
          <draw:glue-point draw:id="4" svg:x="1.035cm" svg:y="0cm"/>
          <text:p text:style-name="P5">Object Node 1</text:p>
          <draw:enhanced-geometry svg:viewBox="0 0 1000 559" draw:text-areas="0 559 1000 689" draw:type="NonPrimitive" draw:enhanced-path="M 207 171 L 0 171 0 388 207 388 N M 207 72 Y 278 0 L 928 0 X 1000 72 L 1000 487 Y 928 559 L 278 559 X 207 487 Z N"/>
        </draw:custom-shape>
        <draw:custom-shape draw:name="ObjectNode2" draw:style-name="SolidLine" draw:layer="layout" svg:width="4cm" svg:height="2.78cm" svg:x="16cm" svg:y="8.5cm">
          <draw:glue-point draw:id="4" svg:x="0cm" svg:y="0cm"/>
          <text:p text:style-name="P5">Object Node 2</text:p>
          <draw:enhanced-geometry svg:viewBox="0 0 1000 694" draw:text-areas="0 694 1000 824" draw:type="NonPrimitive" draw:enhanced-path="M 0 0 L 808 0 1000 347 808 694 0 694 192 347 Z N"/>
        </draw:custom-shape>
        <draw:custom-shape draw:name="SendSignal" draw:style-name="SolidLine" draw:layer="layout" svg:width="4cm" svg:height="3.6cm" svg:x="10cm" svg:y="16cm">
          <draw:glue-point draw:id="4" svg:x="-1.025cm" svg:y="0cm"/>
          <text:p text:style-name="P5">Send Signal</text:p>
          <draw:enhanced-geometry svg:viewBox="0 0 1000 899" draw:text-areas="0 899 1000 1030" draw:type="NonPrimitive" draw:enhanced-path="M 0 0 L 795 0 1000 449 795 899 0 899 Z N"/>
        </draw:custom-shape>
        <draw:custom-shape draw:name="ReceiveSignal" draw:style-name="SolidLine" draw:layer="layout" svg:width="4cm" svg:height="3.6cm" svg:x="16cm" svg:y="16cm">
          <draw:glue-point draw:id="4" svg:x="-1.025cm" svg:y="0cm"/>
          <text:p text:style-name="P5">Receive Signal</text:p>
          <draw:enhanced-geometry svg:viewBox="0 0 1000 899" draw:text-areas="0 899 1000 1030" draw:type="NonPrimitive" draw:enhanced-path="M 0 0 L 1000 0 795 449 1000 899 0 899 Z N"/>
        </draw:custom-shape>
        <draw:custom-shape draw:name="Condition" draw:style-name="SolidLine" draw:layer="layout" svg:width="5cm" svg:height="1.38cm" svg:x="15.5cm" svg:y="13cm">
          <draw:glue-point draw:id="4" svg:x="0cm" svg:y="0cm"/>
          <text:p text:style-name="P5">Condition</text:p>
          <draw:enhanced-geometry svg:viewBox="0 0 1000 276" draw:text-areas="0 0 1000 276" draw:type="NonPrimitive" draw:enhanced-path="M 0 0 L 897 0 897 112 1000 112 1000 276 0 276 Z N M 897 0 L 1000 112 N"/>
        </draw:custom-shape>
        <draw:custom-shape draw:name="Frame" draw:style-name="SolidLine" draw:layer="layout" svg:width="6cm" svg:height="4.49cm" svg:x="10cm" svg:y="22.5cm">
          <draw:glue-point draw:id="4" svg:x="0cm" svg:y="0cm"/>
          <text:p text:style-name="P5">Frame</text:p>
          <draw:enhanced-geometry svg:viewBox="0 0 1000 748" draw:text-areas="0 0 $3 $2" draw:type="NonPrimitive" draw:modifiers="1000 748 114 742" draw:enhanced-path="M 0 0 L $0 0 $0 $1 0 $1 Z N M 0 $2 L ?f0 $2 $3 ?f1 $3 0 N">
            <draw:equation draw:name="f0" draw:formula="($3-45)"/>
            <draw:equation draw:name="f1" draw:formula="($2-45)"/>
            <draw:handle draw:handle-position="$0 374" draw:handle-range-x-minimum="left" draw:handle-range-x-maximum="10000"/>
            <draw:handle draw:handle-position="500 $1" draw:handle-range-y-minimum="top" draw:handle-range-y-maximum="10000"/>
            <draw:handle draw:handle-position="348 $2" draw:handle-range-y-minimum="top" draw:handle-range-y-maximum="bottom"/>
            <draw:handle draw:handle-position="$3 31" draw:handle-range-x-minimum="left" draw:handle-range-x-maximum="right"/>
          </draw:enhanced-geometry>
        </draw:custom-shape>
      </draw:page>
      <draw:page draw:name="Paths" draw:style-name="dp1" draw:master-page-name="Default">
        <office:forms form:automatic-focus="false" form:apply-design-mode="false"/>
        <draw:connector draw:style-name="gr36" draw:text-style-name="P5" draw:layer="layout" svg:x1="1cm" svg:y1="1cm" svg:x2="8cm" svg:y2="1cm" svg:d="M1000 1000h7000" svg:viewBox="0 0 7001 1">
          <text:p/>
        </draw:connector>
        <draw:frame draw:style-name="gr35" draw:layer="layout" svg:width="3.5cm" svg:height="0.569cm" svg:x="2.75cm" svg:y="1.5cm">
          <draw:text-box>
            <text:p text:style-name="P5">Interface</text:p>
          </draw:text-box>
        </draw:frame>
        <draw:connector draw:style-name="gr37" draw:text-style-name="P5" draw:layer="layout" svg:x1="1cm" svg:y1="3.5cm" svg:x2="8cm" svg:y2="3.5cm" svg:d="M1000 3500h7000" svg:viewBox="0 0 7001 1">
          <text:p/>
        </draw:connector>
        <draw:frame draw:style-name="gr35" draw:layer="layout" svg:width="3.5cm" svg:height="0.569cm" svg:x="2.75cm" svg:y="4cm">
          <draw:text-box>
            <text:p text:style-name="P5">Aggregation</text:p>
          </draw:text-box>
        </draw:frame>
        <draw:connector draw:style-name="gr38" draw:text-style-name="P5" draw:layer="layout" svg:x1="1cm" svg:y1="6cm" svg:x2="8cm" svg:y2="6cm" svg:d="M1000 6000h7000" svg:viewBox="0 0 7001 1">
          <text:p/>
        </draw:connector>
        <draw:frame draw:style-name="gr35" draw:layer="layout" svg:width="3.5cm" svg:height="0.569cm" svg:x="2.75cm" svg:y="6.5cm">
          <draw:text-box>
            <text:p text:style-name="P5">Association</text:p>
          </draw:text-box>
        </draw:frame>
        <draw:connector draw:style-name="gr39" draw:text-style-name="P5" draw:layer="layout" svg:x1="1cm" svg:y1="8.5cm" svg:x2="8cm" svg:y2="8.5cm" svg:d="M1000 8500h7000" svg:viewBox="0 0 7001 1">
          <text:p/>
        </draw:connector>
        <draw:frame draw:style-name="gr35" draw:layer="layout" svg:width="3.5cm" svg:height="0.569cm" svg:x="2.75cm" svg:y="9cm">
          <draw:text-box>
            <text:p text:style-name="P5">Composition</text:p>
          </draw:text-box>
        </draw:frame>
        <draw:connector draw:style-name="gr40" draw:text-style-name="P5" draw:layer="layout" svg:x1="1cm" svg:y1="11cm" svg:x2="8cm" svg:y2="11cm" svg:d="M1000 11000h7000" svg:viewBox="0 0 7001 1">
          <text:p/>
        </draw:connector>
        <draw:frame draw:style-name="gr35" draw:layer="layout" svg:width="3.5cm" svg:height="0.569cm" svg:x="2.75cm" svg:y="11.5cm">
          <draw:text-box>
            <text:p text:style-name="P5">Dependency</text:p>
          </draw:text-box>
        </draw:frame>
        <draw:connector draw:style-name="gr41" draw:text-style-name="P5" draw:layer="layout" svg:x1="1cm" svg:y1="13.5cm" svg:x2="8cm" svg:y2="13.5cm" svg:d="M1000 13500h7000" svg:viewBox="0 0 7001 1">
          <text:p/>
        </draw:connector>
        <draw:frame draw:style-name="gr35" draw:layer="layout" svg:width="3.5cm" svg:height="0.569cm" svg:x="2.75cm" svg:y="14cm">
          <draw:text-box>
            <text:p text:style-name="P5">Generalization</text:p>
          </draw:text-box>
        </draw:frame>
        <draw:connector draw:style-name="gr42" draw:text-style-name="P5" draw:layer="layout" svg:x1="1cm" svg:y1="16cm" svg:x2="8cm" svg:y2="16cm" svg:d="M1000 16000h7000" svg:viewBox="0 0 7001 1">
          <text:p/>
        </draw:connector>
        <draw:frame draw:style-name="gr35" draw:layer="layout" svg:width="3.5cm" svg:height="0.569cm" svg:x="2.75cm" svg:y="16.5cm">
          <draw:text-box>
            <text:p text:style-name="P5">Interface Realization</text:p>
          </draw:text-box>
        </draw:frame>
        <draw:connector draw:style-name="gr43" draw:text-style-name="P5" draw:layer="layout" svg:x1="1cm" svg:y1="18.5cm" svg:x2="8cm" svg:y2="18.5cm" svg:d="M1000 18500h7000" svg:viewBox="0 0 7001 1">
          <text:p/>
        </draw:connector>
        <draw:frame draw:style-name="gr35" draw:layer="layout" svg:width="3.5cm" svg:height="0.569cm" svg:x="2.75cm" svg:y="19cm">
          <draw:text-box>
            <text:p text:style-name="P5">Uses Interface</text:p>
          </draw:text-box>
        </draw:frame>
        <draw:connector draw:style-name="standard" draw:text-style-name="P5" draw:layer="layout" svg:x1="1cm" svg:y1="21cm" svg:x2="8cm" svg:y2="21cm" svg:d="M1000 21000h7000" svg:viewBox="0 0 7001 1">
          <text:p/>
        </draw:connector>
        <draw:frame draw:style-name="gr35" draw:layer="layout" svg:width="3.5cm" svg:height="0.569cm" svg:x="2.75cm" svg:y="21.5cm">
          <draw:text-box>
            <text:p text:style-name="P5">Connector</text:p>
          </draw:text-box>
        </draw:frame>
        <draw:connector draw:style-name="gr44" draw:text-style-name="P10" draw:layer="layout" svg:x1="1cm" svg:y1="23.5cm" svg:x2="8cm" svg:y2="23.5cm" svg:d="M1000 23500h7000" svg:viewBox="0 0 7001 1">
          <text:p/>
        </draw:connector>
        <draw:frame draw:style-name="gr35" draw:layer="layout" svg:width="3.5cm" svg:height="0.569cm" svg:x="2.75cm" svg:y="24cm">
          <draw:text-box>
            <text:p text:style-name="P5">Role Binding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Microsoft YaHei1" svg:font-family="'Microsoft YaHei'" style:font-pitch="variable"/>
    <style:font-face style:name="Tahoma" svg:font-family="Tahoma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100 200" svg:d="M0 200l50-200 50 200h-4l-46-196-46 196z"/>
    <draw:marker draw:name="FilledDiamond" svg:viewBox="0 0 10 20" svg:d="M5 0l5 10-5 10-5-10z"/>
    <draw:marker draw:name="StrokedCircle" svg:viewBox="0 0 100 100" svg:d="M100 50v4l-1 5-1 4-1 4-2 4-2 4-2 4-3 3-3 3-3 3-3 3-4 2-4 2-4 2-4 1-4 1-5 1h-4-4l-5-1-4-1-4-1-4-2-4-2-4-2-3-3-3-3-3-3-3-3-2-4-2-4-2-4-1-4-1-4-1-5v-4-4l1-5 1-4 1-4 2-4 2-4 2-4 3-3 3-3 3-3 3-3 4-2 4-2 4-2 4-1 4-1 5-1h4 4l5 1 4 1 4 1 4 2 4 2 4 2 3 3 3 3 3 3 3 3 2 4 2 4 2 4 1 4 1 4 1 5v4h-3v-4l-1-4-1-4-1-4-1-4-2-4-2-3-3-3-3-3-3-3-3-3-3-2-4-2-4-1-4-1-4-1-4-1h-4-4l-4 1-4 1-4 1-4 1-4 2-3 2-3 3-3 3-3 3-3 3-2 3-2 4-1 4-1 4-1 4-1 4v4 4l1 4 1 4 1 4 1 4 2 4 2 3 3 3 3 3 3 3 3 3 3 2 4 2 4 1 4 1 4 1 4 1h4 4l4-1 4-1 4-1 4-1 4-2 3-2 3-3 3-3 3-3 3-3 2-3 2-4 1-4 1-4 1-4 1-4v-4z"/>
    <draw:marker draw:name="StrokedDiamond" svg:viewBox="0 0 100 200" svg:d="M50 0l50 100-50 100-50-100 50-100v4l46 96-46 96-46-96 46-96z"/>
    <draw:marker draw:name="StrokedHalfCircle" svg:viewBox="0 0 100 50" svg:d="M100 0v4l-1 5-1 4-1 4-2 4-2 4-2 4-3 3-3 3-3 3-3 3-4 2-4 2-4 2-4 1-4 1-5 1h-4-4l-5-1-4-1-4-1-4-2-4-2-4-2-3-3-3-3-3-3-3-3-2-4-2-4-2-4-1-4-1-4-1-5v-4h3v4l1 4 1 4 1 4 1 4 2 4 2 3 3 3 3 3 3 3 3 3 3 2 4 2 4 1 4 1 4 1 4 1h4 4l4-1 4-1 4-1 4-1 4-2 3-2 3-3 3-3 3-3 3-3 2-3 2-4 1-4 1-4 1-4 1-4v-4"/>
    <draw:marker draw:name="StrokedTriangle" svg:viewBox="0 0 100 100" svg:d="M0 100l50-100 50 96h-4l-46-92-46 92h96v4z"/>
    <draw:stroke-dash draw:name="Dashed_20__28_var_29__20_2" draw:display-name="Dashed (var) 2" draw:style="rect" draw:dots1="1" draw:dots1-length="0.02cm" draw:dots2="1" draw:dots2-length="0.02cm" draw:distance="0.02cm"/>
    <draw:stroke-dash draw:name="UML_20_Dash" draw:display-name="UML Dash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?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?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?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?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?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?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?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?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?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?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8pt" fo:font-style="normal" fo:text-shadow="none" style:text-underline-style="none" fo:font-weight="normal" style:font-name-asian="Tahoma" style:font-family-asian="Tahoma" style:font-pitch-asian="variable" style:font-size-asian="18pt" style:font-style-asian="normal" style:font-weight-asian="normal" style:font-name-complex="Tahoma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stroke-dash="Dashed_20__28_var_29__20_2" draw:fill="none" draw:fill-gradient-name="Gradient_20_8" draw:fill-hatch-name="Hatch_20_1" draw:fill-image-name="Bitmape_20_1" draw:auto-grow-height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?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?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?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?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?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?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?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?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?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?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?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?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?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?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?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?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?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?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?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?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8pt"/>
    </style:style>
    <style:style style:name="SolidLine" style:family="graphic" style:parent-style-name="standard">
      <style:graphic-properties draw:stroke="solid" draw:stroke-dash="Dashed_20__28_var_29__20_2" svg:stroke-color="#000000" draw:fill-color="#ffffff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wrap-option="no-wrap"/>
      <style:text-properties style:use-window-font-color="true" fo:font-size="9pt" style:font-size-asian="9pt" style:font-size-complex="9pt" style:language-complex="zxx" style:country-complex="none"/>
    </style:style>
    <style:style style:name="BlackWhite" style:family="graphic" style:parent-style-name="standard">
      <style:graphic-properties draw:stroke="solid" svg:stroke-width="0cm" svg:stroke-color="#000000" draw:marker-start-width="0.3cm" draw:marker-start-center="false" draw:marker-end-width="0.3cm" draw:marker-end-center="false" draw:fill="solid" draw:fill-color="#000000" draw:secondary-fill-color="#ff0000" fo:padding-top="0.125cm" fo:padding-bottom="0.125cm" fo:padding-left="0.25cm" fo:padding-right="0.25cm" draw:shadow="hidden" draw:shadow-offset-x="0.3cm" draw:shadow-offset-y="0.3cm" draw:shadow-color="#808080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</office:styles>
  <office:automatic-styles>
    <style:page-layout style:name="PM0">
      <style:page-layout-properties fo:margin-top="0.635cm" fo:margin-bottom="0.538cm" fo:margin-left="0.635cm" fo:margin-right="0.66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5.2$Windows_X86_64 LibreOffice_project/1ec314fa52f458adc18c4f025c545a4e8b22c159</meta:generator>
    <dc:title>Custom OO Shapes - http://www.lautman.net/mark/coo/index.html</dc:title>
    <dc:subject>UML Diagrams</dc:subject>
    <meta:initial-creator>Mark Lautman</meta:initial-creator>
    <meta:creation-date>2006-09-20T15:50:15</meta:creation-date>
    <dc:date>2020-09-13T15:20:43.751000000</dc:date>
    <meta:editing-cycles>21</meta:editing-cycles>
    <meta:editing-duration>PT2H4M43S</meta:editing-duration>
    <meta:document-statistic meta:object-count="127"/>
    <meta:user-defined meta:name="Info 1"/>
    <meta:user-defined meta:name="Info 2"/>
    <meta:user-defined meta:name="Info 3"/>
    <meta:user-defined meta:name="Info 4"/>
  </office:meta>
</office:document-meta>
</file>